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master-page-name="Standard">
      <style:table-properties style:width="15.501cm" style:page-number="auto" table:align="left" style:writing-mode="lr-tb"/>
    </style:style>
    <style:style style:name="Tabela1.A" style:family="table-column">
      <style:table-column-properties style:column-width="7.749cm"/>
    </style:style>
    <style:style style:name="Tabela1.B" style:family="table-column">
      <style:table-column-properties style:column-width="7.752cm"/>
    </style:style>
    <style:style style:name="Tabela1.1" style:family="table-row">
      <style:table-row-properties style:row-height="1.582cm" fo:keep-together="always"/>
    </style:style>
    <style:style style:name="Tabela1.A1" style:family="table-cell">
      <style:table-cell-properties style:vertical-align="middle" fo:padding="0.097cm" fo:border="none" style:writing-mode="lr-tb"/>
    </style:style>
    <style:style style:name="Tabela1.2" style:family="table-row">
      <style:table-row-properties style:min-row-height="1.489cm" fo:keep-together="always"/>
    </style:style>
    <style:style style:name="Tabela1.A2" style:family="table-cell">
      <style:table-cell-properties style:vertical-align="bottom" fo:padding="0.097cm" fo:border="none" style:writing-mode="lr-tb"/>
    </style:style>
    <style:style style:name="Tabela1.3" style:family="table-row">
      <style:table-row-properties style:row-height="4.001cm" fo:keep-together="always"/>
    </style:style>
    <style:style style:name="Tabela1.A3" style:family="table-cell">
      <style:table-cell-properties style:vertical-align="top" fo:padding="0.097cm" fo:border="none" style:writing-mode="lr-tb"/>
    </style:style>
    <style:style style:name="Tabela1.4" style:family="table-row">
      <style:table-row-properties style:row-height="5.565cm" fo:keep-together="always"/>
    </style:style>
    <style:style style:name="Tabela1.5" style:family="table-row">
      <style:table-row-properties style:row-height="6.669cm" fo:keep-together="always"/>
    </style:style>
    <style:style style:name="Tabela1.6" style:family="table-row">
      <style:table-row-properties style:row-height="4.5cm" fo:keep-together="always"/>
    </style:style>
    <style:style style:name="Tabela2" style:family="table">
      <style:table-properties style:width="15.478cm" fo:margin-left="0.019cm" fo:margin-right="0.004cm" table:align="margins" style:writing-mode="lr-tb"/>
    </style:style>
    <style:style style:name="Tabela2.A" style:family="table-column">
      <style:table-column-properties style:column-width="3.836cm" style:rel-column-width="16243*"/>
    </style:style>
    <style:style style:name="Tabela2.B" style:family="table-column">
      <style:table-column-properties style:column-width="0.953cm" style:rel-column-width="4032*"/>
    </style:style>
    <style:style style:name="Tabela2.C" style:family="table-column">
      <style:table-column-properties style:column-width="1.164cm" style:rel-column-width="4929*"/>
    </style:style>
    <style:style style:name="Tabela2.D" style:family="table-column">
      <style:table-column-properties style:column-width="1.032cm" style:rel-column-width="4369*"/>
    </style:style>
    <style:style style:name="Tabela2.E" style:family="table-column">
      <style:table-column-properties style:column-width="1.323cm" style:rel-column-width="5601*"/>
    </style:style>
    <style:style style:name="Tabela2.F" style:family="table-column">
      <style:table-column-properties style:column-width="1.773cm" style:rel-column-width="7505*"/>
    </style:style>
    <style:style style:name="Tabela2.G" style:family="table-column">
      <style:table-column-properties style:column-width="1.588cm" style:rel-column-width="6721*"/>
    </style:style>
    <style:style style:name="Tabela2.H" style:family="table-column">
      <style:table-column-properties style:column-width="1.905cm" style:rel-column-width="8065*"/>
    </style:style>
    <style:style style:name="Tabela2.I" style:family="table-column">
      <style:table-column-properties style:column-width="1.907cm" style:rel-column-width="8070*"/>
    </style:style>
    <style:style style:name="Tabela2.1" style:family="table-row">
      <style:table-row-properties style:min-row-height="0.873cm"/>
    </style:style>
    <style:style style:name="Tabela2.A1" style:family="table-cell" style:data-style-name="N5100">
      <style:table-cell-properties fo:background-color="#e6e6ff" fo:padding="0cm" fo:border-left="0.05pt solid #800000" fo:border-right="none" fo:border-top="0.05pt solid #800000" fo:border-bottom="0.05pt solid #800000" style:writing-mode="tb-rl">
        <style:background-image/>
      </style:table-cell-properties>
    </style:style>
    <style:style style:name="Tabela2.B1" style:family="table-cell" style:data-style-name="N5100">
      <style:table-cell-properties fo:background-color="#e6e6ff" fo:padding="0cm" fo:border-left="0.05pt solid #800000" fo:border-right="none" fo:border-top="0.05pt solid #800000" fo:border-bottom="0.05pt solid #800000">
        <style:background-image/>
      </style:table-cell-properties>
    </style:style>
    <style:style style:name="Tabela2.C1" style:family="table-cell" style:data-style-name="N5100">
      <style:table-cell-properties fo:background-color="#e6e6ff" fo:padding="0cm" fo:border-left="0.05pt solid #800000" fo:border-right="none" fo:border-top="0.05pt solid #800000" fo:border-bottom="0.05pt solid #800000">
        <style:background-image/>
      </style:table-cell-properties>
    </style:style>
    <style:style style:name="Tabela2.D1" style:family="table-cell" style:data-style-name="N5100">
      <style:table-cell-properties fo:background-color="#e6e6ff" fo:padding="0cm" fo:border-left="0.05pt solid #800000" fo:border-right="none" fo:border-top="0.05pt solid #800000" fo:border-bottom="0.05pt solid #800000">
        <style:background-image/>
      </style:table-cell-properties>
    </style:style>
    <style:style style:name="Tabela2.E1" style:family="table-cell" style:data-style-name="N5100">
      <style:table-cell-properties fo:background-color="#e6e6ff" fo:padding="0cm" fo:border-left="0.05pt solid #800000" fo:border-right="none" fo:border-top="0.05pt solid #800000" fo:border-bottom="0.05pt solid #800000">
        <style:background-image/>
      </style:table-cell-properties>
    </style:style>
    <style:style style:name="Tabela2.F1" style:family="table-cell" style:data-style-name="N5100">
      <style:table-cell-properties fo:background-color="#e6e6ff" fo:padding="0cm" fo:border-left="0.05pt solid #800000" fo:border-right="none" fo:border-top="0.05pt solid #800000" fo:border-bottom="0.05pt solid #800000">
        <style:background-image/>
      </style:table-cell-properties>
    </style:style>
    <style:style style:name="Tabela2.G1" style:family="table-cell" style:data-style-name="N5100">
      <style:table-cell-properties fo:background-color="#e6e6ff" fo:padding="0cm" fo:border-left="0.05pt solid #800000" fo:border-right="none" fo:border-top="0.05pt solid #800000" fo:border-bottom="0.05pt solid #800000">
        <style:background-image/>
      </style:table-cell-properties>
    </style:style>
    <style:style style:name="Tabela2.H1" style:family="table-cell" style:data-style-name="N5100">
      <style:table-cell-properties fo:background-color="#e6e6ff" fo:padding="0cm" fo:border-left="0.05pt solid #800000" fo:border-right="none" fo:border-top="0.05pt solid #800000" fo:border-bottom="0.05pt solid #800000">
        <style:background-image/>
      </style:table-cell-properties>
    </style:style>
    <style:style style:name="Tabela2.I1" style:family="table-cell" style:data-style-name="N5100">
      <style:table-cell-properties fo:background-color="#e6e6ff" fo:padding="0cm" fo:border="0.05pt solid #800000">
        <style:background-image/>
      </style:table-cell-properties>
    </style:style>
    <style:style style:name="Tabela2.A2" style:family="table-cell" style:data-style-name="N5100">
      <style:table-cell-properties fo:background-color="#e6e6ff" fo:padding="0cm" fo:border-left="0.05pt solid #800000" fo:border-right="none" fo:border-top="none" fo:border-bottom="0.05pt solid #800000">
        <style:background-image/>
      </style:table-cell-properties>
    </style:style>
    <style:style style:name="Tabela2.B2" style:family="table-cell">
      <style:table-cell-properties fo:background-color="#ffffff" fo:padding="0cm" fo:border-left="0.05pt solid #800000" fo:border-right="none" fo:border-top="none" fo:border-bottom="0.05pt solid #800000">
        <style:background-image/>
      </style:table-cell-properties>
    </style:style>
    <style:style style:name="Tabela2.C2" style:family="table-cell">
      <style:table-cell-properties fo:background-color="#ffffff" fo:padding="0cm" fo:border-left="0.05pt solid #800000" fo:border-right="none" fo:border-top="none" fo:border-bottom="0.05pt solid #800000">
        <style:background-image/>
      </style:table-cell-properties>
    </style:style>
    <style:style style:name="Tabela2.D2" style:family="table-cell">
      <style:table-cell-properties fo:background-color="#ffffff" fo:padding="0cm" fo:border-left="0.05pt solid #800000" fo:border-right="none" fo:border-top="none" fo:border-bottom="0.05pt solid #800000">
        <style:background-image/>
      </style:table-cell-properties>
    </style:style>
    <style:style style:name="Tabela2.E2" style:family="table-cell">
      <style:table-cell-properties fo:background-color="#ffffff" fo:padding="0cm" fo:border-left="0.05pt solid #800000" fo:border-right="none" fo:border-top="none" fo:border-bottom="0.05pt solid #800000">
        <style:background-image/>
      </style:table-cell-properties>
    </style:style>
    <style:style style:name="Tabela2.F2" style:family="table-cell">
      <style:table-cell-properties fo:background-color="#ffffff" fo:padding="0cm" fo:border-left="0.05pt solid #800000" fo:border-right="none" fo:border-top="none" fo:border-bottom="0.05pt solid #800000">
        <style:background-image/>
      </style:table-cell-properties>
    </style:style>
    <style:style style:name="Tabela2.G2" style:family="table-cell">
      <style:table-cell-properties fo:background-color="#ffffff" fo:padding="0cm" fo:border-left="0.05pt solid #800000" fo:border-right="none" fo:border-top="none" fo:border-bottom="0.05pt solid #800000">
        <style:background-image/>
      </style:table-cell-properties>
    </style:style>
    <style:style style:name="Tabela2.H2" style:family="table-cell">
      <style:table-cell-properties fo:background-color="#ffffff" fo:padding="0cm" fo:border-left="0.05pt solid #800000" fo:border-right="none" fo:border-top="none" fo:border-bottom="0.05pt solid #800000">
        <style:background-image/>
      </style:table-cell-properties>
    </style:style>
    <style:style style:name="Tabela2.I2" style:family="table-cell">
      <style:table-cell-properties fo:background-color="#ffffff" fo:padding="0cm" fo:border-left="0.05pt solid #800000" fo:border-right="0.05pt solid #800000" fo:border-top="none" fo:border-bottom="0.05pt solid #800000">
        <style:background-image/>
      </style:table-cell-properties>
    </style:style>
    <style:style style:name="Tabela2.A3" style:family="table-cell" style:data-style-name="N5100">
      <style:table-cell-properties fo:background-color="#e6e6ff" fo:padding="0cm" fo:border-left="0.05pt solid #800000" fo:border-right="none" fo:border-top="none" fo:border-bottom="0.05pt solid #800000">
        <style:background-image/>
      </style:table-cell-properties>
    </style:style>
    <style:style style:name="Tabela2.B3" style:family="table-cell">
      <style:table-cell-properties fo:background-color="#ffffff" fo:padding="0cm" fo:border-left="0.05pt solid #800000" fo:border-right="none" fo:border-top="none" fo:border-bottom="0.05pt solid #800000">
        <style:background-image/>
      </style:table-cell-properties>
    </style:style>
    <style:style style:name="Tabela2.C3" style:family="table-cell">
      <style:table-cell-properties fo:background-color="#ffffff" fo:padding="0cm" fo:border-left="0.05pt solid #800000" fo:border-right="none" fo:border-top="none" fo:border-bottom="0.05pt solid #800000">
        <style:background-image/>
      </style:table-cell-properties>
    </style:style>
    <style:style style:name="Tabela2.D3"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E3"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F3"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G3"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H3"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I3" style:family="table-cell" style:data-style-name="N5000">
      <style:table-cell-properties fo:background-color="#ffffff" fo:padding="0cm" fo:border-left="0.05pt solid #800000" fo:border-right="0.05pt solid #800000" fo:border-top="none" fo:border-bottom="0.05pt solid #800000">
        <style:background-image/>
      </style:table-cell-properties>
    </style:style>
    <style:style style:name="Tabela2.A4" style:family="table-cell" style:data-style-name="N5100">
      <style:table-cell-properties fo:background-color="#e6e6ff" fo:padding="0cm" fo:border-left="0.05pt solid #800000" fo:border-right="none" fo:border-top="none" fo:border-bottom="0.05pt solid #800000">
        <style:background-image/>
      </style:table-cell-properties>
    </style:style>
    <style:style style:name="Tabela2.B4"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C4" style:family="table-cell">
      <style:table-cell-properties fo:background-color="#ffffff" fo:padding="0cm" fo:border-left="0.05pt solid #800000" fo:border-right="none" fo:border-top="none" fo:border-bottom="0.05pt solid #800000">
        <style:background-image/>
      </style:table-cell-properties>
    </style:style>
    <style:style style:name="Tabela2.D4" style:family="table-cell">
      <style:table-cell-properties fo:background-color="#ffffff" fo:padding="0cm" fo:border-left="0.05pt solid #800000" fo:border-right="none" fo:border-top="none" fo:border-bottom="0.05pt solid #800000">
        <style:background-image/>
      </style:table-cell-properties>
    </style:style>
    <style:style style:name="Tabela2.E4"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F4"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G4"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H4"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I4" style:family="table-cell" style:data-style-name="N5000">
      <style:table-cell-properties fo:background-color="#ffffff" fo:padding="0cm" fo:border-left="0.05pt solid #800000" fo:border-right="0.05pt solid #800000" fo:border-top="none" fo:border-bottom="0.05pt solid #800000">
        <style:background-image/>
      </style:table-cell-properties>
    </style:style>
    <style:style style:name="Tabela2.A5" style:family="table-cell" style:data-style-name="N5100">
      <style:table-cell-properties fo:background-color="#e6e6ff" fo:padding="0cm" fo:border-left="0.05pt solid #800000" fo:border-right="none" fo:border-top="none" fo:border-bottom="0.05pt solid #800000">
        <style:background-image/>
      </style:table-cell-properties>
    </style:style>
    <style:style style:name="Tabela2.B5" style:family="table-cell">
      <style:table-cell-properties fo:background-color="#ffffff" fo:padding="0cm" fo:border-left="0.05pt solid #800000" fo:border-right="none" fo:border-top="none" fo:border-bottom="0.05pt solid #800000">
        <style:background-image/>
      </style:table-cell-properties>
    </style:style>
    <style:style style:name="Tabela2.C5" style:family="table-cell">
      <style:table-cell-properties fo:background-color="#ffffff" fo:padding="0cm" fo:border-left="0.05pt solid #800000" fo:border-right="none" fo:border-top="none" fo:border-bottom="0.05pt solid #800000">
        <style:background-image/>
      </style:table-cell-properties>
    </style:style>
    <style:style style:name="Tabela2.D5" style:family="table-cell">
      <style:table-cell-properties fo:background-color="#ffffff" fo:padding="0cm" fo:border-left="0.05pt solid #800000" fo:border-right="none" fo:border-top="none" fo:border-bottom="0.05pt solid #800000">
        <style:background-image/>
      </style:table-cell-properties>
    </style:style>
    <style:style style:name="Tabela2.E5" style:family="table-cell">
      <style:table-cell-properties fo:background-color="#ffffff" fo:padding="0cm" fo:border-left="0.05pt solid #800000" fo:border-right="none" fo:border-top="none" fo:border-bottom="0.05pt solid #800000">
        <style:background-image/>
      </style:table-cell-properties>
    </style:style>
    <style:style style:name="Tabela2.F5" style:family="table-cell">
      <style:table-cell-properties fo:background-color="#ffffff" fo:padding="0cm" fo:border-left="0.05pt solid #800000" fo:border-right="none" fo:border-top="none" fo:border-bottom="0.05pt solid #800000">
        <style:background-image/>
      </style:table-cell-properties>
    </style:style>
    <style:style style:name="Tabela2.G5"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H5"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I5" style:family="table-cell" style:data-style-name="N5000">
      <style:table-cell-properties fo:background-color="#ffffff" fo:padding="0cm" fo:border-left="0.05pt solid #800000" fo:border-right="0.05pt solid #800000" fo:border-top="none" fo:border-bottom="0.05pt solid #800000">
        <style:background-image/>
      </style:table-cell-properties>
    </style:style>
    <style:style style:name="Tabela2.A6" style:family="table-cell" style:data-style-name="N5100">
      <style:table-cell-properties fo:background-color="#e6e6ff" fo:padding="0cm" fo:border-left="0.05pt solid #800000" fo:border-right="none" fo:border-top="none" fo:border-bottom="0.05pt solid #800000">
        <style:background-image/>
      </style:table-cell-properties>
    </style:style>
    <style:style style:name="Tabela2.B6"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C6"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D6" style:family="table-cell">
      <style:table-cell-properties fo:background-color="#ffffff" fo:padding="0cm" fo:border-left="0.05pt solid #800000" fo:border-right="none" fo:border-top="none" fo:border-bottom="0.05pt solid #800000">
        <style:background-image/>
      </style:table-cell-properties>
    </style:style>
    <style:style style:name="Tabela2.E6" style:family="table-cell">
      <style:table-cell-properties fo:background-color="#ffffff" fo:padding="0cm" fo:border-left="0.05pt solid #800000" fo:border-right="none" fo:border-top="none" fo:border-bottom="0.05pt solid #800000">
        <style:background-image/>
      </style:table-cell-properties>
    </style:style>
    <style:style style:name="Tabela2.F6" style:family="table-cell">
      <style:table-cell-properties fo:background-color="#ffffff" fo:padding="0cm" fo:border-left="0.05pt solid #800000" fo:border-right="none" fo:border-top="none" fo:border-bottom="0.05pt solid #800000">
        <style:background-image/>
      </style:table-cell-properties>
    </style:style>
    <style:style style:name="Tabela2.G6" style:family="table-cell">
      <style:table-cell-properties fo:background-color="#ffffff" fo:padding="0cm" fo:border-left="0.05pt solid #800000" fo:border-right="none" fo:border-top="none" fo:border-bottom="0.05pt solid #800000">
        <style:background-image/>
      </style:table-cell-properties>
    </style:style>
    <style:style style:name="Tabela2.H6"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I6" style:family="table-cell" style:data-style-name="N5000">
      <style:table-cell-properties fo:background-color="#ffffff" fo:padding="0cm" fo:border-left="0.05pt solid #800000" fo:border-right="0.05pt solid #800000" fo:border-top="none" fo:border-bottom="0.05pt solid #800000">
        <style:background-image/>
      </style:table-cell-properties>
    </style:style>
    <style:style style:name="Tabela2.A7" style:family="table-cell" style:data-style-name="N5100">
      <style:table-cell-properties fo:background-color="#e6e6ff" fo:padding="0cm" fo:border-left="0.05pt solid #800000" fo:border-right="none" fo:border-top="none" fo:border-bottom="0.05pt solid #800000">
        <style:background-image/>
      </style:table-cell-properties>
    </style:style>
    <style:style style:name="Tabela2.B7"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C7"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D7"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E7" style:family="table-cell">
      <style:table-cell-properties fo:background-color="#ffffff" fo:padding="0cm" fo:border-left="0.05pt solid #800000" fo:border-right="none" fo:border-top="none" fo:border-bottom="0.05pt solid #800000">
        <style:background-image/>
      </style:table-cell-properties>
    </style:style>
    <style:style style:name="Tabela2.F7" style:family="table-cell">
      <style:table-cell-properties fo:background-color="#ffffff" fo:padding="0cm" fo:border-left="0.05pt solid #800000" fo:border-right="none" fo:border-top="none" fo:border-bottom="0.05pt solid #800000">
        <style:background-image/>
      </style:table-cell-properties>
    </style:style>
    <style:style style:name="Tabela2.G7" style:family="table-cell">
      <style:table-cell-properties fo:background-color="#ffffff" fo:padding="0cm" fo:border-left="0.05pt solid #800000" fo:border-right="none" fo:border-top="none" fo:border-bottom="0.05pt solid #800000">
        <style:background-image/>
      </style:table-cell-properties>
    </style:style>
    <style:style style:name="Tabela2.H7" style:family="table-cell">
      <style:table-cell-properties fo:background-color="#ffffff" fo:padding="0cm" fo:border-left="0.05pt solid #800000" fo:border-right="none" fo:border-top="none" fo:border-bottom="0.05pt solid #800000">
        <style:background-image/>
      </style:table-cell-properties>
    </style:style>
    <style:style style:name="Tabela2.I7" style:family="table-cell">
      <style:table-cell-properties fo:background-color="#ffffff" fo:padding="0cm" fo:border-left="0.05pt solid #800000" fo:border-right="0.05pt solid #800000" fo:border-top="none" fo:border-bottom="0.05pt solid #800000">
        <style:background-image/>
      </style:table-cell-properties>
    </style:style>
    <style:style style:name="Tabela2.A8" style:family="table-cell" style:data-style-name="N5100">
      <style:table-cell-properties fo:background-color="#e6e6ff" fo:padding="0cm" fo:border-left="0.05pt solid #800000" fo:border-right="none" fo:border-top="none" fo:border-bottom="0.05pt solid #800000">
        <style:background-image/>
      </style:table-cell-properties>
    </style:style>
    <style:style style:name="Tabela2.B8"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C8"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D8" style:family="table-cell" style:data-style-name="N5000">
      <style:table-cell-properties fo:background-color="#ffffff" fo:padding="0cm" fo:border-left="0.05pt solid #800000" fo:border-right="none" fo:border-top="none" fo:border-bottom="0.05pt solid #800000">
        <style:background-image/>
      </style:table-cell-properties>
    </style:style>
    <style:style style:name="Tabela2.E8" style:family="table-cell">
      <style:table-cell-properties fo:background-color="#ffffff" fo:padding="0cm" fo:border-left="0.05pt solid #800000" fo:border-right="none" fo:border-top="none" fo:border-bottom="0.05pt solid #800000">
        <style:background-image/>
      </style:table-cell-properties>
    </style:style>
    <style:style style:name="Tabela2.F8" style:family="table-cell">
      <style:table-cell-properties fo:background-color="#ffffff" fo:padding="0cm" fo:border-left="0.05pt solid #800000" fo:border-right="none" fo:border-top="none" fo:border-bottom="0.05pt solid #800000">
        <style:background-image/>
      </style:table-cell-properties>
    </style:style>
    <style:style style:name="Tabela2.G8" style:family="table-cell">
      <style:table-cell-properties fo:background-color="#ffffff" fo:padding="0cm" fo:border-left="0.05pt solid #800000" fo:border-right="none" fo:border-top="none" fo:border-bottom="0.05pt solid #800000">
        <style:background-image/>
      </style:table-cell-properties>
    </style:style>
    <style:style style:name="Tabela2.H8" style:family="table-cell">
      <style:table-cell-properties fo:background-color="#ffffff" fo:padding="0cm" fo:border-left="0.05pt solid #800000" fo:border-right="none" fo:border-top="none" fo:border-bottom="0.05pt solid #800000">
        <style:background-image/>
      </style:table-cell-properties>
    </style:style>
    <style:style style:name="Tabela2.I8" style:family="table-cell">
      <style:table-cell-properties fo:background-color="#ffffff" fo:padding="0cm" fo:border-left="0.05pt solid #800000" fo:border-right="0.05pt solid #800000" fo:border-top="none" fo:border-bottom="0.05pt solid #800000">
        <style:background-image/>
      </style:table-cell-properties>
    </style:style>
    <style:style style:name="P1" style:family="paragraph" style:parent-style-name="Heading_20_2">
      <style:text-properties fo:font-style="normal" style:font-style-asian="normal" style:font-style-complex="normal"/>
    </style:style>
    <style:style style:name="P2" style:family="paragraph" style:parent-style-name="Standard">
      <style:paragraph-properties fo:line-height="150%" fo:text-align="center" style:justify-single-word="false"/>
      <style:text-properties fo:font-size="14pt" style:font-size-asian="14pt"/>
    </style:style>
    <style:style style:name="P3" style:family="paragraph" style:parent-style-name="Standard">
      <style:paragraph-properties fo:line-height="150%" fo:text-align="center" style:justify-single-word="false" style:snap-to-layout-grid="false"/>
      <style:text-properties fo:font-size="14pt" style:font-size-asian="14pt"/>
    </style:style>
    <style:style style:name="P4" style:family="paragraph" style:parent-style-name="Standard">
      <style:paragraph-properties fo:line-height="150%" fo:text-align="center" style:justify-single-word="false" style:snap-to-layout-grid="false"/>
      <style:text-properties fo:font-size="16pt" fo:font-weight="bold" style:font-size-asian="16pt" style:font-weight-asian="bold"/>
    </style:style>
    <style:style style:name="P5" style:family="paragraph" style:parent-style-name="Standard">
      <style:paragraph-properties style:line-height-at-least="0.176cm" fo:text-align="justify" style:justify-single-word="false" style:snap-to-layout-grid="false"/>
    </style:style>
    <style:style style:name="P6" style:family="paragraph" style:parent-style-name="Table_20_Contents">
      <style:paragraph-properties fo:text-align="center" style:justify-single-word="false" style:snap-to-layout-grid="false"/>
      <style:text-properties fo:font-size="14pt" style:font-size-asian="14pt"/>
    </style:style>
    <style:style style:name="P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font-name="Thorndale" fo:font-size="14pt" fo:font-style="normal" fo:text-shadow="none" style:text-underline-style="none" fo:font-weight="bold" style:font-size-asian="12.25pt" style:font-style-asian="normal" style:font-weight-asian="bold" style:font-size-complex="14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line-height="100%" fo:text-align="justify"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justify"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Parágrafo_20_1">
      <style:paragraph-properties fo:break-before="page"/>
    </style:style>
    <style:style style:name="P14" style:family="paragraph" style:parent-style-name="Parágrafo_20_1">
      <style:paragraph-properties>
        <style:tab-stops>
          <style:tab-stop style:position="0.499cm"/>
        </style:tab-stops>
      </style:paragraph-properties>
    </style:style>
    <style:style style:name="P15" style:family="paragraph" style:parent-style-name="Parágrafo_20_1">
      <style:text-properties fo:font-style="italic" style:font-style-asian="italic" style:font-style-complex="italic"/>
    </style:style>
    <style:style style:name="P16" style:family="paragraph" style:parent-style-name="Parágrafo_20_1">
      <style:text-properties fo:font-style="normal" style:font-style-asian="normal" style:font-style-complex="normal"/>
    </style:style>
    <style:style style:name="P17" style:family="paragraph" style:parent-style-name="Parágrafo_20_1">
      <style:paragraph-properties fo:margin-left="0cm" fo:margin-right="0cm" fo:text-indent="1.251cm" style:auto-text-indent="false"/>
    </style:style>
    <style:style style:name="P18" style:family="paragraph" style:parent-style-name="Parágrafo_20_1">
      <style:paragraph-properties fo:margin-left="0cm" fo:margin-right="0cm" fo:text-indent="1.251cm" style:auto-text-indent="false"/>
      <style:text-properties fo:font-style="normal" style:font-style-asian="normal" style:font-style-complex="normal"/>
    </style:style>
    <style:style style:name="P19" style:family="paragraph" style:parent-style-name="Text_20_body">
      <style:paragraph-properties fo:margin-left="0cm" fo:margin-right="0cm" fo:margin-top="0cm" fo:margin-bottom="0.499cm" fo:text-indent="0cm" style:auto-text-indent="false"/>
      <style:text-properties style:font-name="Times" fo:font-size="12pt"/>
    </style:style>
    <style:style style:name="P20" style:family="paragraph" style:parent-style-name="Text_20_body">
      <style:paragraph-properties fo:margin-top="0cm" fo:margin-bottom="0.499cm"/>
      <style:text-properties style:font-name="Times" fo:font-size="12pt"/>
    </style:style>
    <style:style style:name="P21" style:family="paragraph" style:parent-style-name="Contents_20_1">
      <style:paragraph-properties>
        <style:tab-stops>
          <style:tab-stop style:position="15.501cm" style:type="right" style:leader-style="dotted" style:leader-text="."/>
        </style:tab-stops>
      </style:paragraph-properties>
    </style:style>
    <style:style style:name="P22" style:family="paragraph" style:parent-style-name="Heading_20_1">
      <style:paragraph-properties>
        <style:tab-stops>
          <style:tab-stop style:position="0.499cm"/>
        </style:tab-stops>
      </style:paragraph-properties>
    </style:style>
    <style:style style:name="P23" style:family="paragraph" style:parent-style-name="Heading_20_1" style:master-page-name="Converter_20_1">
      <style:paragraph-properties style:page-number="3">
        <style:tab-stops>
          <style:tab-stop style:position="0.499cm"/>
        </style:tab-stops>
      </style:paragraph-properties>
    </style:style>
    <style:style style:name="P24" style:family="paragraph" style:parent-style-name="Heading_20_1">
      <style:paragraph-properties fo:break-before="page"/>
    </style:style>
    <style:style style:name="P25" style:family="paragraph" style:parent-style-name="Heading_20_1">
      <style:paragraph-properties fo:break-before="page">
        <style:tab-stops>
          <style:tab-stop style:position="0.499cm"/>
        </style:tab-stops>
      </style:paragraph-properties>
    </style:style>
    <style:style style:name="P26" style:family="paragraph" style:parent-style-name="Heading_20_1">
      <style:paragraph-properties fo:margin-left="0.499cm" fo:margin-right="0cm" fo:text-indent="-0.499cm" style:auto-text-indent="false" fo:break-before="page">
        <style:tab-stops>
          <style:tab-stop style:position="0.499cm"/>
        </style:tab-stops>
      </style:paragraph-properties>
    </style:style>
    <style:style style:name="P27" style:family="paragraph" style:parent-style-name="Parágrafo_20_1">
      <style:text-properties fo:color="#ff0000" fo:font-style="normal" style:font-style-asian="normal" style:font-style-complex="normal"/>
    </style:style>
    <style:style style:name="P28" style:family="paragraph" style:parent-style-name="Parágrafo_20_1" style:list-style-name="L1"/>
    <style:style style:name="P29" style:family="paragraph" style:parent-style-name="Parágrafo_20_1">
      <style:text-properties fo:font-style="normal" style:font-style-asian="normal" style:font-style-complex="normal"/>
    </style:style>
    <style:style style:name="P30" style:family="paragraph" style:parent-style-name="Parágrafo_20_1" style:list-style-name="L1">
      <style:text-properties fo:font-style="normal" style:font-style-asian="normal" style:font-style-complex="normal"/>
    </style:style>
    <style:style style:name="P31" style:family="paragraph" style:parent-style-name="Parágrafo_20_1" style:list-style-name="L2">
      <style:text-properties fo:font-style="normal" style:font-style-asian="normal" style:font-style-complex="normal"/>
    </style:style>
    <style:style style:name="P32" style:family="paragraph" style:parent-style-name="Parágrafo_20_1" style:list-style-name="L3">
      <style:text-properties fo:font-style="normal" style:font-style-asian="normal" style:font-style-complex="normal"/>
    </style:style>
    <style:style style:name="P33" style:family="paragraph" style:parent-style-name="Parágrafo_20_1" style:list-style-name="L4">
      <style:text-properties fo:font-style="normal" style:font-style-asian="normal" style:font-style-complex="normal"/>
    </style:style>
    <style:style style:name="P34" style:family="paragraph" style:parent-style-name="Parágrafo_20_1" style:list-style-name="L5">
      <style:text-properties fo:font-style="normal" style:font-style-asian="normal" style:font-style-complex="normal"/>
    </style:style>
    <style:style style:name="P35" style:family="paragraph" style:parent-style-name="Parágrafo_20_1" style:list-style-name="L6">
      <style:text-properties fo:font-style="normal" style:font-style-asian="normal" style:font-style-complex="normal"/>
    </style:style>
    <style:style style:name="P36" style:family="paragraph" style:parent-style-name="Parágrafo_20_1" style:list-style-name="L2"/>
    <style:style style:name="P37" style:family="paragraph" style:parent-style-name="Parágrafo_20_1" style:list-style-name="L7">
      <style:paragraph-properties>
        <style:tab-stops>
          <style:tab-stop style:position="0.499cm"/>
        </style:tab-stops>
      </style:paragraph-properties>
    </style:style>
    <style:style style:name="T1" style:family="text">
      <style:text-properties style:text-position="0% 100%"/>
    </style:style>
    <style:style style:name="T2" style:family="text">
      <style:text-properties style:text-position="0% 100%" fo:font-style="normal" style:font-style-asian="normal" style:font-style-complex="normal"/>
    </style:style>
    <style:style style:name="T3" style:family="text">
      <style:text-properties style:text-position="0% 100%" fo:font-style="italic" style:font-style-asian="italic" style:font-style-complex="itali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color="#000000" style:font-name="Times" fo:font-size="12pt" fo:language="pt" fo:country="BR" fo:font-weight="normal" style:font-name-asian="HG Mincho Light J" style:font-size-asian="12pt" style:font-weight-asian="normal" style:font-name-complex="Arial Unicode MS" style:font-size-complex="12pt" style:language-complex="zxx" style:country-complex="none"/>
    </style:style>
    <style:style style:name="T10" style:family="text">
      <style:text-properties style:text-position="33% 58%"/>
    </style:style>
    <style:style style:name="T11" style:family="text">
      <style:text-properties style:text-position="33% 58%" fo:font-style="normal" style:font-style-asian="normal" style:font-style-complex="normal"/>
    </style:style>
    <style:style style:name="T12" style:family="text">
      <style:text-properties style:text-position="33% 58%" fo:font-style="italic" style:font-style-asian="italic" style:font-style-complex="italic"/>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number:number-style style:name="N5000" number:language="pt" number:country="BR">
      <number:number number:min-integer-digits="1"/>
    </number:number-style>
    <number:text-style style:name="N5100" number:language="pt" number:country="BR">
      <number:text-content/>
    </number:text-style>
  </office:automatic-styles>
  <office:body>
    <office:text text:use-soft-page-breaks="true">
      <office:forms form:automatic-focus="false" form:apply-design-mode="false"/>
      <text:variable-decls>
        <text:variable-decl office:value-type="string" text:name="AnoAprovação"/>
        <text:variable-decl office:value-type="string" text:name="NomeOrientad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table:number-columns-spanned="2" office:value-type="string">
            <text:p text:style-name="P3">Bacharelado em Ciência da Computação</text:p>
          </table:table-cell>
          <table:covered-table-cell/>
        </table:table-row>
        <table:table-row table:style-name="Tabela1.2">
          <table:table-cell table:style-name="Tabela1.A2" table:number-columns-spanned="2" office:value-type="string">
            <text:p text:style-name="P3">Faculdades Integradas de Caratinga</text:p>
            <text:p text:style-name="P2"><text:bookmark text:name="WWSetBkmk1"/></text:p>
          </table:table-cell>
          <table:covered-table-cell/>
        </table:table-row>
        <table:table-row table:style-name="Tabela1.3">
          <table:table-cell table:style-name="Tabela1.A3" table:number-columns-spanned="2" office:value-type="string">
            <text:p text:style-name="P6">Gabriel Antonio Diniz</text:p>
          </table:table-cell>
          <table:covered-table-cell/>
        </table:table-row>
        <table:table-row table:style-name="Tabela1.4">
          <table:table-cell table:style-name="Tabela1.A1" table:number-columns-spanned="2" office:value-type="string">
            <text:p text:style-name="P4">Processamento de dados em larga escala usando MapReduce para as Olimpíadas 2012</text:p>
          </table:table-cell>
          <table:covered-table-cell/>
        </table:table-row>
        <table:table-row table:style-name="Tabela1.5">
          <table:table-cell table:style-name="Tabela1.A1" office:value-type="string">
            <text:p text:style-name="P5"/>
          </table:table-cell>
          <table:table-cell table:style-name="Tabela1.A1" office:value-type="string">
            <text:p text:style-name="P5">Projeto apresentado à Faculdade de Ciência da Computação das Faculdades Integradas de Caratinga como exigência parcial da disciplina de Trabalho de Conclusão de Curso I, sob orientação do professor <text:bookmark-start text:name="WWSetBkmk2"/>G<text:bookmark-end text:name="WWSetBkmk2"/>lauber Luis da Silva Costa</text:p>
          </table:table-cell>
        </table:table-row>
        <table:table-row table:style-name="Tabela1.6">
          <table:table-cell table:style-name="Tabela1.A2" table:number-columns-spanned="2" office:value-type="string">
            <text:p text:style-name="P3">FIC/CARATINGA</text:p>
            <text:p text:style-name="P2">2012</text:p>
          </table:table-cell>
          <table:covered-table-cell/>
        </table:table-row>
      </table:table>
      <text:section text:style-name="Sect1" text:name="Seção1">
        <text:p text:style-name="Contents_20_Heading"><text:soft-page-break/>SUMÁRIO</text:p>
      </text:section>
      <text:section text:style-name="Sect2" text:name="Seção3">
        <text:table-of-content text:style-name="Sect3" text:protected="true" text:name="Sumário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1. RESUMO<text:tab/>3</text:p>
            <text:p text:style-name="P21">2. INTRODUÇÃO<text:tab/>4</text:p>
            <text:p text:style-name="P21">3. JUSTIFICATIVA<text:tab/>6</text:p>
            <text:p text:style-name="P21">4. APRESENTAÇÃO E DELIMITAÇÃO DO OBJETO DE PESQUISA<text:tab/>7</text:p>
            <text:p text:style-name="P21">5. DEFINIÇÃO DO PROBLEMA DE PESQUISA<text:tab/>8</text:p>
            <text:p text:style-name="P21">6. OBJETIVO GERAL<text:tab/>9</text:p>
            <text:p text:style-name="P21">7. REFERENCIAL TEÓRICO<text:tab/>10</text:p>
            <text:p text:style-name="P21">8. OBJETIVOS ESPECÍFICOS<text:tab/>14</text:p>
            <text:p text:style-name="P21">9. METODOLOGIA<text:tab/>15</text:p>
            <text:p text:style-name="P21">10. ÍNDICE HIPOTÉTICO<text:tab/>19</text:p>
            <text:p text:style-name="P21">11. CRONOGRAMA<text:tab/>21</text:p>
            <text:p text:style-name="P21">12. REFERÊNCIAS<text:tab/>22</text:p>
          </text:index-body>
        </text:table-of-content>
        <text:p text:style-name="Standard"/>
      </text:section>
      <text:h text:style-name="P23" text:outline-level="1">RESUMO</text:h>
      <text:p text:style-name="Parágrafo_20_1">Com o crescimento da Web 2.0, pode-se observar uma quantidade cada vez maior de dados circulando pela <text:span text:style-name="T5">internet</text:span>. Comparados com os sistemas presentes na <text:span text:style-name="T5">web</text:span> no início da década de 2000, as redes sociais, mecanismos de busca, portais de notícia, entre outros serviços web da atualidade, possuem um volume de tráfego e armazenamento de dados enorme. As grandes bases de dados desses sistemas são conhecidas como <text:span text:style-name="T5">Big Data</text:span> <text:reference-mark-start text:name="ADDIN CSL_CITATION {&quot;mendeley&quot;: {&quot;previouslyFormattedCitation&quot;: &quot;&lt;sup&gt;1&lt;/sup&gt;&quot;}, &quot;citationItems&quot;: [{&quot;uris&quot;: [&quot;http://www.mendeley.com/documents/?uuid=f5c98547-137d-4c9e-8079-4f2df251c00c&quot;], &quot;id&quot;: &quot;ITEM-1&quot;, &quot;itemData&quot;: {&quot;volume&quot;: &quot;3&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note&quot;: &quot;&lt;m:note&gt;&lt;/m:note&gt;&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SShyD7upyR"/><text:span text:style-name="T10">1</text:span><text:reference-mark-end text:name="ADDIN CSL_CITATION {&quot;mendeley&quot;: {&quot;previouslyFormattedCitation&quot;: &quot;&lt;sup&gt;1&lt;/sup&gt;&quot;}, &quot;citationItems&quot;: [{&quot;uris&quot;: [&quot;http://www.mendeley.com/documents/?uuid=f5c98547-137d-4c9e-8079-4f2df251c00c&quot;], &quot;id&quot;: &quot;ITEM-1&quot;, &quot;itemData&quot;: {&quot;volume&quot;: &quot;3&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note&quot;: &quot;&lt;m:note&gt;&lt;/m:note&gt;&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SShyD7upyR"/><text:span text:style-name="T1">.</text:span></text:p>
      <text:p text:style-name="Parágrafo_20_1">Nesse contexto, os modelos de armazenamento de dados existentes não atendem a demanda desses grandes fluxos de informação. Para resolver esse problema, foram desenvolvidos soluções específicas para lidar com <text:span text:style-name="T5">Big Data</text:span> <text:reference-mark-start text:name="ADDIN CSL_CITATION {&quot;mendeley&quot;: {&quot;previouslyFormattedCitation&quot;: &quot;&lt;sup&gt;2&lt;/sup&gt;&quot;}, &quot;citationItems&quot;: [{&quot;uris&quot;: [&quot;http://www.mendeley.com/documents/?uuid=60574284-3ef2-4c43-9409-40735f56eab4&quot;], &quot;id&quot;: &quot;ITEM-1&quot;, &quot;itemData&quot;: {&quot;title&quot;: &quot;No Relation: The Mixed Blessings of Non-Relational Databases&quot;, &quot;issued&quot;: {&quot;date-parts&quot;: [[&quot;2009&quot;]]}, &quot;author&quot;: [{&quot;given&quot;: &quot;IT&quot;, &quot;family&quot;: &quot;Varley&quot;}, {&quot;given&quot;: &quot;A&quot;, &quot;family&quot;: &quot;Aziz&quot;}, {&quot;given&quot;: &quot;CA&quot;, &quot;family&quot;: &quot;Aziz&quot;}], &quot;note&quot;: &quot;&lt;m:note&gt;&lt;/m:note&gt;&quot;, &quot;type&quot;: &quot;article-journal&quot;, &quot;id&quot;: &quot;ITEM-1&quot;}}], &quot;properties&quot;: {&quot;noteIndex&quot;: 0}, &quot;schema&quot;: &quot;https://github.com/citation-style-language/schema/raw/master/csl-citation.json&quot;} RNDgzgp6qT5Ie"/><text:span text:style-name="T10">2</text:span><text:reference-mark-end text:name="ADDIN CSL_CITATION {&quot;mendeley&quot;: {&quot;previouslyFormattedCitation&quot;: &quot;&lt;sup&gt;2&lt;/sup&gt;&quot;}, &quot;citationItems&quot;: [{&quot;uris&quot;: [&quot;http://www.mendeley.com/documents/?uuid=60574284-3ef2-4c43-9409-40735f56eab4&quot;], &quot;id&quot;: &quot;ITEM-1&quot;, &quot;itemData&quot;: {&quot;title&quot;: &quot;No Relation: The Mixed Blessings of Non-Relational Databases&quot;, &quot;issued&quot;: {&quot;date-parts&quot;: [[&quot;2009&quot;]]}, &quot;author&quot;: [{&quot;given&quot;: &quot;IT&quot;, &quot;family&quot;: &quot;Varley&quot;}, {&quot;given&quot;: &quot;A&quot;, &quot;family&quot;: &quot;Aziz&quot;}, {&quot;given&quot;: &quot;CA&quot;, &quot;family&quot;: &quot;Aziz&quot;}], &quot;note&quot;: &quot;&lt;m:note&gt;&lt;/m:note&gt;&quot;, &quot;type&quot;: &quot;article-journal&quot;, &quot;id&quot;: &quot;ITEM-1&quot;}}], &quot;properties&quot;: {&quot;noteIndex&quot;: 0}, &quot;schema&quot;: &quot;https://github.com/citation-style-language/schema/raw/master/csl-citation.json&quot;} RNDgzgp6qT5Ie"/>⁠. O objetivo desse trabalho é analisar algumas dessas soluções. <text:s/></text:p>
      <text:p text:style-name="Parágrafo_20_1">Pretende-se usar o modelo de processamento distribuído de dados <text:span text:style-name="T5">MapReduce</text:span> desenvolvido pela Google, através da implementação de condigo fonte aberto desse modelo: o Hadoop.</text:p>
      <text:p text:style-name="Parágrafo_20_1">Serão analisados dados a respeito das olimpíadas de Londres 2012 provenientes do Twitter, que é a ferramenta de micro blogs mais utilizada na atualidade <text:reference-mark-start text:name="ADDIN CSL_CITATION {&quot;mendeley&quot;: {&quot;previouslyFormattedCitation&quot;: &quot;&lt;sup&gt;3,4&lt;/sup&gt;&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note&quot;: &quot;&lt;m:note&gt;&lt;/m:note&gt;&quot;, &quot;container-title&quot;: &quot;Ciberlegenda&quot;, &quot;issue&quot;: &quot;6&quot;, &quot;id&quot;: &quot;ITEM-1&quot;}}, {&quot;uris&quot;: [&quot;http://www.mendeley.com/documents/?uuid=9d2da8c6-2d98-46dc-a011-6f43a9d4b86d&quot;], &quot;id&quot;: &quot;ITEM-2&quot;, &quot;itemData&quot;: {&quot;ISBN&quot;: &quot;1595934448&quot;, &quot;author&quot;: [{&quot;given&quot;: &quot;Akshay&quot;, &quot;family&quot;: &quot;Java&quot;}, {&quot;given&quot;: &quot;Xiaodan&quot;, &quot;family&quot;: &quot;Song&quot;}, {&quot;given&quot;: &quot;Tim&quot;, &quot;family&quot;: &quot;Finin&quot;}], &quot;issued&quot;: {&quot;date-parts&quot;: [[&quot;2007&quot;]]}, &quot;title&quot;: &quot;Why we twitter: understanding microblogging usage and communities&quot;, &quot;note&quot;: &quot;&lt;m:note&gt;&lt;/m:note&gt;&quot;, &quot;container-title&quot;: &quot;Proceedings of the 9th WebKDD and&quot;, &quot;type&quot;: &quot;article-journal&quot;, &quot;id&quot;: &quot;ITEM-2&quot;}}], &quot;properties&quot;: {&quot;noteIndex&quot;: 0}, &quot;schema&quot;: &quot;https://github.com/citation-style-language/schema/raw/master/csl-citation.json&quot;} RNDyk7fiKndAm"/><text:span text:style-name="T10">3,4</text:span><text:reference-mark-end text:name="ADDIN CSL_CITATION {&quot;mendeley&quot;: {&quot;previouslyFormattedCitation&quot;: &quot;&lt;sup&gt;3,4&lt;/sup&gt;&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note&quot;: &quot;&lt;m:note&gt;&lt;/m:note&gt;&quot;, &quot;container-title&quot;: &quot;Ciberlegenda&quot;, &quot;issue&quot;: &quot;6&quot;, &quot;id&quot;: &quot;ITEM-1&quot;}}, {&quot;uris&quot;: [&quot;http://www.mendeley.com/documents/?uuid=9d2da8c6-2d98-46dc-a011-6f43a9d4b86d&quot;], &quot;id&quot;: &quot;ITEM-2&quot;, &quot;itemData&quot;: {&quot;ISBN&quot;: &quot;1595934448&quot;, &quot;author&quot;: [{&quot;given&quot;: &quot;Akshay&quot;, &quot;family&quot;: &quot;Java&quot;}, {&quot;given&quot;: &quot;Xiaodan&quot;, &quot;family&quot;: &quot;Song&quot;}, {&quot;given&quot;: &quot;Tim&quot;, &quot;family&quot;: &quot;Finin&quot;}], &quot;issued&quot;: {&quot;date-parts&quot;: [[&quot;2007&quot;]]}, &quot;title&quot;: &quot;Why we twitter: understanding microblogging usage and communities&quot;, &quot;note&quot;: &quot;&lt;m:note&gt;&lt;/m:note&gt;&quot;, &quot;container-title&quot;: &quot;Proceedings of the 9th WebKDD and&quot;, &quot;type&quot;: &quot;article-journal&quot;, &quot;id&quot;: &quot;ITEM-2&quot;}}], &quot;properties&quot;: {&quot;noteIndex&quot;: 0}, &quot;schema&quot;: &quot;https://github.com/citation-style-language/schema/raw/master/csl-citation.json&quot;} RNDyk7fiKndAm"/>⁠. A parir desses dados pode-se obter informações do tipo: tópicos mais comentados, usuários mais influentes, períodos onde mais se comentou determinados assuntos, além de dados a respeito do desempenho do Hadoop nessas tarefas.</text:p>
      <text:p text:style-name="Parágrafo_20_1">Assim espera-se demonstrar a possibilidade do uso do Hadoop para análise de dados provenientes de redes sociais, gerando dados estatísticos sobre a repercussão de determinado assunto nesses meios de comunicação.</text:p>
      <text:p text:style-name="Parágrafo_20_1"/>
      <text:h text:style-name="P25" text:outline-level="1">INTRODUÇÃO</text:h>
      <text:p text:style-name="Parágrafo_20_1">Atualmente, com o crescimento da necessidade de se processar informação em quantidades cada vez maiores, algumas empresas investiram em novas tecnologias de armazenamento e processamento de dados. Google, Yahoo!, Facebook, entre outras gigantes da internet se depararam com grandes volumes de informação a serem gerenciadas, processadas e disponibilizadas a seus usuários, e os modelos de armazenamento tradicionais já não atendiam mais essa demanda <text:reference-mark-start text:name="ADDIN CSL_CITATION {&quot;mendeley&quot;: {&quot;previouslyFormattedCitation&quot;: &quot;&lt;sup&gt;5&lt;/sup&gt;&quot;}, &quot;citationItems&quot;: [{&quot;uris&quot;: [&quot;http://www.mendeley.com/documents/?uuid=067cb2a9-ebf7-485e-af79-9e43e3f73547&quot;], &quot;id&quot;: &quot;ITEM-1&quot;, &quot;itemData&quot;: {&quot;title&quot;: &quot;Bancos de Dados NoSQL x SGBDs Relacionais:An\u00e1lise Comparativa&quot;, &quot;issued&quot;: {&quot;date-parts&quot;: [[&quot;2010&quot;]]}, &quot;author&quot;: [{&quot;given&quot;: &quot;Ricardo W&quot;, &quot;family&quot;: &quot;Brito&quot;}], &quot;note&quot;: &quot;&lt;m:note&gt;&lt;/m:note&gt;&quot;, &quot;type&quot;: &quot;article-journal&quot;, &quot;id&quot;: &quot;ITEM-1&quot;}}], &quot;properties&quot;: {&quot;noteIndex&quot;: 0}, &quot;schema&quot;: &quot;https://github.com/citation-style-language/schema/raw/master/csl-citation.json&quot;} RNDVo3CdA37FL"/><text:span text:style-name="T10">5</text:span><text:reference-mark-end text:name="ADDIN CSL_CITATION {&quot;mendeley&quot;: {&quot;previouslyFormattedCitation&quot;: &quot;&lt;sup&gt;5&lt;/sup&gt;&quot;}, &quot;citationItems&quot;: [{&quot;uris&quot;: [&quot;http://www.mendeley.com/documents/?uuid=067cb2a9-ebf7-485e-af79-9e43e3f73547&quot;], &quot;id&quot;: &quot;ITEM-1&quot;, &quot;itemData&quot;: {&quot;title&quot;: &quot;Bancos de Dados NoSQL x SGBDs Relacionais:An\u00e1lise Comparativa&quot;, &quot;issued&quot;: {&quot;date-parts&quot;: [[&quot;2010&quot;]]}, &quot;author&quot;: [{&quot;given&quot;: &quot;Ricardo W&quot;, &quot;family&quot;: &quot;Brito&quot;}], &quot;note&quot;: &quot;&lt;m:note&gt;&lt;/m:note&gt;&quot;, &quot;type&quot;: &quot;article-journal&quot;, &quot;id&quot;: &quot;ITEM-1&quot;}}], &quot;properties&quot;: {&quot;noteIndex&quot;: 0}, &quot;schema&quot;: &quot;https://github.com/citation-style-language/schema/raw/master/csl-citation.json&quot;} RNDVo3CdA37FL"/>⁠.</text:p>
      <text:p text:style-name="Parágrafo_20_1">Uma das soluções encontradas foi o modelo de programação chamado <text:span text:style-name="T5">MapReduce</text:span>, desenvolvido pela Google. Esse modelo possibilita se trabalhar com processamento paralelo de dados, abstraindo todas as rotinas que cuidam do paralelismo do processamento, deixando para o desenvolvedor cuidar apenas da tarefa propriamente dia. A forma como o <text:span text:style-name="T5">MapReduce</text:span> faz isso será abordada nas próximas seções desse trabalho. </text:p>
      <text:p text:style-name="Parágrafo_20_1">Baseado no <text:span text:style-name="T5">MapReduce</text:span> a Google otimizou o processamento de dados em vários de seus serviços chegando a processar mais de 20 <text:span text:style-name="T6">petabytes</text:span><text:span text:style-name="T8"><text:note text:id="ftn1" text:note-class="footnote"><text:note-citation>1</text:note-citation><text:note-body><text:p text:style-name="Footnote">1 Petabyte equivale a 1024 Terabytes (http://dictionary.reference.com/browse/petabyte)</text:p></text:note-body></text:note></text:span> de dados por dia nos seus <text:span text:style-name="T5">data centers </text:span><text:reference-mark-start text:name="ADDIN CSL_CITATION {&quot;mendeley&quot;: {&quot;previouslyFormattedCitation&quot;: &quot;&lt;sup&gt;6&lt;/sup&gt;&quot;, &quot;manualFormatting&quot;: &quot;(Dean &amp; Ghemawat 2008)&quot;}, &quot;citationItems&quot;: [{&quot;uris&quot;: [&quot;http://www.mendeley.com/documents/?uuid=991626bd-2889-41f6-907a-d4f1c2733c17&quot;], &quot;id&quot;: &quot;ITEM-1&quot;, &quot;itemData&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mD5ttoEhRO"/><text:span text:style-name="T3">(Dean &amp; Ghemawat 2008)</text:span><text:reference-mark-end text:name="ADDIN CSL_CITATION {&quot;mendeley&quot;: {&quot;previouslyFormattedCitation&quot;: &quot;&lt;sup&gt;6&lt;/sup&gt;&quot;, &quot;manualFormatting&quot;: &quot;(Dean &amp; Ghemawat 2008)&quot;}, &quot;citationItems&quot;: [{&quot;uris&quot;: [&quot;http://www.mendeley.com/documents/?uuid=991626bd-2889-41f6-907a-d4f1c2733c17&quot;], &quot;id&quot;: &quot;ITEM-1&quot;, &quot;itemData&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mD5ttoEhRO"/>⁠. A implementação do <text:span text:style-name="T5">MapReduce</text:span> da Google não possui código fonte aberto, e não está disponível para outros usos fora da empresa, porém com base na publicação de Jeffrey Dean e Sanjay Ghemawat sobre o modelo <text:reference-mark-start text:name="ADDIN CSL_CITATION {&quot;mendeley&quot;: {&quot;previouslyFormattedCitation&quot;: &quot;&lt;sup&gt;7&lt;/sup&gt;&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note&quot;: &quot;&lt;m:note&gt;&lt;/m:note&gt;&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HskK4OU8Vk"/><text:span text:style-name="T10">7</text:span><text:reference-mark-end text:name="ADDIN CSL_CITATION {&quot;mendeley&quot;: {&quot;previouslyFormattedCitation&quot;: &quot;&lt;sup&gt;7&lt;/sup&gt;&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note&quot;: &quot;&lt;m:note&gt;&lt;/m:note&gt;&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HskK4OU8Vk"/>⁠, outras implementações <text:span text:style-name="T5">open source</text:span> do <text:span text:style-name="T5">MapReduce</text:span> foram surgindo e ganhando força na comunidade de software livre. </text:p>
      <text:p text:style-name="Parágrafo_20_1">A mais difundida dessas implementações é o Hadoop, que foi desenvolvido em 2004 por Doug Cutting e recebeu apoio de empresas como Yahoo!, e também <text:s/>da comunidade acadêmica. O Hadoop implementa o modelo <text:span text:style-name="T5">MapReduce</text:span> de forma análoga a do Google, tendo como objetivo facilitar o trabalho do desenvolvedor. Desde janeiro de 2008 o Hadoop é mantido pela <text:span text:style-name="T5">Apache Software Foudation</text:span>. <text:reference-mark-start text:name="ADDIN CSL_CITATION {&quot;mendeley&quot;: {&quot;previouslyFormattedCitation&quot;: &quot;&lt;sup&gt;8&lt;/sup&gt;&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note&quot;: &quot;&lt;m:note&gt;&lt;/m:note&gt;&quot;, &quot;edition&quot;: &quot;2nd Editio&quot;, &quot;type&quot;: &quot;book&quot;, &quot;id&quot;: &quot;ITEM-1&quot;}}], &quot;properties&quot;: {&quot;noteIndex&quot;: 0}, &quot;schema&quot;: &quot;https://github.com/citation-style-language/schema/raw/master/csl-citation.json&quot;} RNDo2KS3cTrpq"/><text:span text:style-name="T10">8</text:span><text:reference-mark-end text:name="ADDIN CSL_CITATION {&quot;mendeley&quot;: {&quot;previouslyFormattedCitation&quot;: &quot;&lt;sup&gt;8&lt;/sup&gt;&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note&quot;: &quot;&lt;m:note&gt;&lt;/m:note&gt;&quot;, &quot;edition&quot;: &quot;2nd Editio&quot;, &quot;type&quot;: &quot;book&quot;, &quot;id&quot;: &quot;ITEM-1&quot;}}], &quot;properties&quot;: {&quot;noteIndex&quot;: 0}, &quot;schema&quot;: &quot;https://github.com/citation-style-language/schema/raw/master/csl-citation.json&quot;} RNDo2KS3cTrpq"/>⁠. </text:p>
      <text:p text:style-name="Parágrafo_20_1">As duas implementações do modelo <text:span text:style-name="T5">MapReduce</text:span><text:span text:style-name="T7"> foram construídas de forma que seja possível usar hardware de baixo poder de processamento, e consequentemente de custo baixo. Apenas aumentando o numero de máquinas que executam as tarefas, garante-se que o desempenho também aumente. Utilizando maior quantidade de maquinas, pode-se </text:span><text:soft-page-break/><text:span text:style-name="T7">ter uma maior distribuição dos dados, assim se uma máquina falhar, diminui-se a possibilidade de perda de dados, e diminui também o impacto no desempenho geral do </text:span><text:span text:style-name="T7">conjunto </text:span><text:reference-mark-start text:name="ADDIN CSL_CITATION {&quot;mendeley&quot;: {&quot;previouslyFormattedCitation&quot;: &quot;&lt;sup&gt;9,10&lt;/sup&gt;&quot;, &quot;manualFormatting&quot;: &quot;(Taylor 2010; Dean &amp; Ghemawat 2008)&quot;}, &quot;citationItems&quot;: [{&quot;uris&quot;: [&quot;http://www.mendeley.com/documents/?uuid=6a0f84ff-b102-49a5-b83b-8cbbe649ebea&quot;], &quot;id&quot;: &quot;ITEM-1&quot;, &quot;itemData&quot;: {&quot;volume&quot;: &quot;11&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note&quot;: &quot;&lt;m:note&gt;&lt;/m:note&gt;&quot;, &quot;container-title&quot;: &quot;BMC Bioinformatics&quot;, &quot;issue&quot;: &quot;Suppl 12&quot;, &quot;id&quot;: &quot;ITEM-1&quot;}}, {&quot;uris&quot;: [&quot;http://www.mendeley.com/documents/?uuid=93e64e7d-42bb-4086-98c8-d3d5039b69cd&quot;], &quot;id&quot;: &quot;ITEM-2&quot;, &quot;itemData&quot;: {&quot;volume&quot;: &quot;51&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2&quot;}}], &quot;properties&quot;: {&quot;noteIndex&quot;: 0}, &quot;schema&quot;: &quot;https://github.com/citation-style-language/schema/raw/master/csl-citation.json&quot;} RNDm7iWRnvwvQ"/><text:span text:style-name="T2">(Taylor 2010; Dean &amp; Ghemawat 2008)</text:span><text:reference-mark-end text:name="ADDIN CSL_CITATION {&quot;mendeley&quot;: {&quot;previouslyFormattedCitation&quot;: &quot;&lt;sup&gt;9,10&lt;/sup&gt;&quot;, &quot;manualFormatting&quot;: &quot;(Taylor 2010; Dean &amp; Ghemawat 2008)&quot;}, &quot;citationItems&quot;: [{&quot;uris&quot;: [&quot;http://www.mendeley.com/documents/?uuid=6a0f84ff-b102-49a5-b83b-8cbbe649ebea&quot;], &quot;id&quot;: &quot;ITEM-1&quot;, &quot;itemData&quot;: {&quot;volume&quot;: &quot;11&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note&quot;: &quot;&lt;m:note&gt;&lt;/m:note&gt;&quot;, &quot;container-title&quot;: &quot;BMC Bioinformatics&quot;, &quot;issue&quot;: &quot;Suppl 12&quot;, &quot;id&quot;: &quot;ITEM-1&quot;}}, {&quot;uris&quot;: [&quot;http://www.mendeley.com/documents/?uuid=93e64e7d-42bb-4086-98c8-d3d5039b69cd&quot;], &quot;id&quot;: &quot;ITEM-2&quot;, &quot;itemData&quot;: {&quot;volume&quot;: &quot;51&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2&quot;}}], &quot;properties&quot;: {&quot;noteIndex&quot;: 0}, &quot;schema&quot;: &quot;https://github.com/citation-style-language/schema/raw/master/csl-citation.json&quot;} RNDm7iWRnvwvQ"/><text:span text:style-name="T7">⁠.</text:span></text:p>
      <text:p text:style-name="Parágrafo_20_1">Tanto o <text:span text:style-name="T5">MapReduce</text:span> do Google quanto o Hadoop são construídos sobre um sistema de arquivos distribuído, que cuida da parte de replicação dos dados e da tolerância a falhas. Na implementação do Google ele é chamado de GFS (<text:span text:style-name="T5">Google File System</text:span>), e no Hadoop de HDFS (<text:span text:style-name="T5">Hadoop Distributed File System</text:span>).</text:p>
      <text:p text:style-name="P17"><text:span text:style-name="T7">Baseado no projeto Hadoop, foi criado o SGBD não relacional Hbase, classificado como um banco de dados orientado a família de colunas </text:span><text:reference-mark-start text:name="ADDIN CSL_CITATION {&quot;mendeley&quot;: {&quot;previouslyFormattedCitation&quot;: &quot;&lt;sup&gt;9,11&lt;/sup&gt;&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note&quot;: &quot;&lt;m:note&gt;&lt;/m:note&gt;&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volume&quot;: &quot;11&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note&quot;: &quot;&lt;m:note&gt;&lt;/m:note&gt;&quot;, &quot;container-title&quot;: &quot;BMC Bioinformatics&quot;, &quot;issue&quot;: &quot;Suppl 12&quot;, &quot;id&quot;: &quot;ITEM-2&quot;}}], &quot;properties&quot;: {&quot;noteIndex&quot;: 0}, &quot;schema&quot;: &quot;https://github.com/citation-style-language/schema/raw/master/csl-citation.json&quot;} RNDhOieytWLJ4"/><text:span text:style-name="T11">9,11</text:span><text:reference-mark-end text:name="ADDIN CSL_CITATION {&quot;mendeley&quot;: {&quot;previouslyFormattedCitation&quot;: &quot;&lt;sup&gt;9,11&lt;/sup&gt;&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note&quot;: &quot;&lt;m:note&gt;&lt;/m:note&gt;&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volume&quot;: &quot;11&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note&quot;: &quot;&lt;m:note&gt;&lt;/m:note&gt;&quot;, &quot;container-title&quot;: &quot;BMC Bioinformatics&quot;, &quot;issue&quot;: &quot;Suppl 12&quot;, &quot;id&quot;: &quot;ITEM-2&quot;}}], &quot;properties&quot;: {&quot;noteIndex&quot;: 0}, &quot;schema&quot;: &quot;https://github.com/citation-style-language/schema/raw/master/csl-citation.json&quot;} RNDhOieytWLJ4"/><text:span text:style-name="T7">⁠. Hbase também é mantido pela Apache </text:span><text:reference-mark-start text:name="ADDIN CSL_CITATION {&quot;mendeley&quot;: {&quot;previouslyFormattedCitation&quot;: &quot;&lt;sup&gt;8&lt;/sup&gt;&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note&quot;: &quot;&lt;m:note&gt;&lt;/m:note&gt;&quot;, &quot;edition&quot;: &quot;2nd Editio&quot;, &quot;type&quot;: &quot;book&quot;, &quot;id&quot;: &quot;ITEM-1&quot;}}], &quot;properties&quot;: {&quot;noteIndex&quot;: 0}, &quot;schema&quot;: &quot;https://github.com/citation-style-language/schema/raw/master/csl-citation.json&quot;} RNDto3cLVQGSM"/><text:span text:style-name="T11">8</text:span><text:reference-mark-end text:name="ADDIN CSL_CITATION {&quot;mendeley&quot;: {&quot;previouslyFormattedCitation&quot;: &quot;&lt;sup&gt;8&lt;/sup&gt;&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note&quot;: &quot;&lt;m:note&gt;&lt;/m:note&gt;&quot;, &quot;edition&quot;: &quot;2nd Editio&quot;, &quot;type&quot;: &quot;book&quot;, &quot;id&quot;: &quot;ITEM-1&quot;}}], &quot;properties&quot;: {&quot;noteIndex&quot;: 0}, &quot;schema&quot;: &quot;https://github.com/citation-style-language/schema/raw/master/csl-citation.json&quot;} RNDto3cLVQGSM"/><text:span text:style-name="T7">⁠. </text:span></text:p>
      <text:p text:style-name="Parágrafo_20_1">Assim como o Hbase, existem outros bancos de dados baseados no <text:span text:style-name="T5">MapReduce</text:span><text:span text:style-name="T7"> como o projeto que deu origem a ele, o Google BigTable que é construído sobre o GFS e o HadoopDB que é uma forma híbrida do Hadoop</text:span><text:span text:style-name="T5"> </text:span><text:span text:style-name="T7">com o banco de dados relacional PostgreSQL </text:span><text:reference-mark-start text:name="ADDIN CSL_CITATION {&quot;mendeley&quot;: {&quot;previouslyFormattedCitation&quot;: &quot;&lt;sup&gt;9&lt;/sup&gt;&quot;}, &quot;citationItems&quot;: [{&quot;uris&quot;: [&quot;http://www.mendeley.com/documents/?uuid=6a0f84ff-b102-49a5-b83b-8cbbe649ebea&quot;], &quot;id&quot;: &quot;ITEM-1&quot;, &quot;itemData&quot;: {&quot;volume&quot;: &quot;11&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note&quot;: &quot;&lt;m:note&gt;&lt;/m:note&gt;&quot;, &quot;container-title&quot;: &quot;BMC Bioinformatics&quot;, &quot;issue&quot;: &quot;Suppl 12&quot;, &quot;id&quot;: &quot;ITEM-1&quot;}}], &quot;properties&quot;: {&quot;noteIndex&quot;: 0}, &quot;schema&quot;: &quot;https://github.com/citation-style-language/schema/raw/master/csl-citation.json&quot;} RNDOEmViMgpQh"/><text:span text:style-name="T11">9</text:span><text:reference-mark-end text:name="ADDIN CSL_CITATION {&quot;mendeley&quot;: {&quot;previouslyFormattedCitation&quot;: &quot;&lt;sup&gt;9&lt;/sup&gt;&quot;}, &quot;citationItems&quot;: [{&quot;uris&quot;: [&quot;http://www.mendeley.com/documents/?uuid=6a0f84ff-b102-49a5-b83b-8cbbe649ebea&quot;], &quot;id&quot;: &quot;ITEM-1&quot;, &quot;itemData&quot;: {&quot;volume&quot;: &quot;11&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note&quot;: &quot;&lt;m:note&gt;&lt;/m:note&gt;&quot;, &quot;container-title&quot;: &quot;BMC Bioinformatics&quot;, &quot;issue&quot;: &quot;Suppl 12&quot;, &quot;id&quot;: &quot;ITEM-1&quot;}}], &quot;properties&quot;: {&quot;noteIndex&quot;: 0}, &quot;schema&quot;: &quot;https://github.com/citation-style-language/schema/raw/master/csl-citation.json&quot;} RNDOEmViMgpQh"/><text:span text:style-name="T7">⁠. Existem também outras alternativas que não são baseadas no Hadoop, mas são baseadas no conceito do Google BigTable, como os projetos HyperTable e Cassandra. E existem ainda outros bancos de dados não relacionais como o Redis, MongoDB, CouchDB, Neo4J, Voldemort, Dynamo, entre muitos outros</text:span><text:reference-mark-start text:name="ADDIN CSL_CITATION {&quot;mendeley&quot;: {&quot;previouslyFormattedCitation&quot;: &quot;&lt;sup&gt;11&lt;/sup&gt;&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note&quot;: &quot;&lt;m:note&gt;&lt;/m:note&gt;&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mKWpxrLN8n"/><text:span text:style-name="T11">11</text:span><text:reference-mark-end text:name="ADDIN CSL_CITATION {&quot;mendeley&quot;: {&quot;previouslyFormattedCitation&quot;: &quot;&lt;sup&gt;11&lt;/sup&gt;&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note&quot;: &quot;&lt;m:note&gt;&lt;/m:note&gt;&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mKWpxrLN8n"/><text:span text:style-name="T7">⁠. Entretanto, como não têm ligação com Hadoop ou </text:span><text:span text:style-name="T5">MapReduce</text:span><text:span text:style-name="T7">, serão abordados apenas superficialmente.</text:span></text:p>
      <text:p text:style-name="Parágrafo_20_1">Nesse trabalho, pretende-se demonstrar o uso do modelo <text:span text:style-name="T5">MapReduce</text:span> para analise de dados provenientes das redes sociais, através de sua implementação <text:span text:style-name="T5">open source,</text:span><text:span text:style-name="T7"> <text:s/>o Hadoop. Esses dados coletados do Twitter a partir das publicações dos usuários do serviço a respeito das olimpíadas de Londres 2012. O Twitter foi escolhido como fonte de dados devido a sua grande popularidade, contando com milhões de usuários. A maioria desses usuários possui a cultura de destacar os assuntos das postagens com marcadores específicos, chamados de </text:span><text:span text:style-name="T5">hashtags, </text:span><text:span text:style-name="T7">o que facilita a busca por temas mais populares entre os usuarios. <text:s/>A escolha das olimpíadas se deve ao fato da grande repercussão desse evento esportivo na mídia mundial e consequentemente no Twitter.</text:span></text:p>
      <text:p text:style-name="P27"/>
      <text:h text:style-name="P25" text:outline-level="1">JUSTIFICATIVA</text:h>
      <text:p text:style-name="Parágrafo_20_1">Este trabalho visa estudar a implantação de forma distribuída do modelo MapReduce, através de sua implementação <text:span text:style-name="T5">open source, </text:span><text:span text:style-name="T7">o </text:span>Hadoop, para análise estatística de dados coletados do Twitter. Assim busca-se facilitar futuras pesquisas que necessitem utilizar essa mesma arquitetura para processamento de dados.</text:p>
      <text:p text:style-name="Parágrafo_20_1">Esse trabalho também auxiliará futuras pesquisas como fonte de referências em português sobre os temas abordados, já que a maior parte dos trabalhos acadêmicos na área são escritos em inglês.</text:p>
      <text:p text:style-name="Parágrafo_20_1"/>
      <text:h text:style-name="P25" text:outline-level="1">APRESENTAÇÃO E DELIMITAÇÃO DO OBJETO DE PESQUISA</text:h>
      <text:p text:style-name="Parágrafo_20_1">O objeto de pesquisa desse trabalho é o uso do Hadoop para análise de dados provenientes do Twitter. Serão analisados dados relacionados às Olimpíadas de Londres 2012.</text:p>
      <text:p text:style-name="Parágrafo_20_1">Área de pesquisa: Bancos de dados</text:p>
      <text:p text:style-name="Parágrafo_20_1">Subárea de pesquisa: Bancos de dados não relacionais.</text:p>
      <text:p text:style-name="P13"/>
      <text:h text:style-name="P22" text:outline-level="1">DEFINIÇÃO DO PROBLEMA DE PESQUISA</text:h>
      <text:p text:style-name="Parágrafo_20_1">É possível utilizar o Hadoop para obter informações estatísticas a partir de dados coletados do Twitter?</text:p>
      <text:h text:style-name="P25" text:outline-level="1">OBJETIVO GERAL</text:h>
      <text:p text:style-name="Parágrafo_20_1">Verificar a possibilidade do uso do Hadoop para se obter informações estatísticas a partir de dados coletados de redes sociais (aquisição, processamento, análise e visualização dos dados). Para isso serão coletados dados provenientes dos comentários feitos no Twitter a respeito das olimpíadas de Londres, utilizando a API disponibilizada pelo serviço de micro blogs.</text:p>
      <text:p text:style-name="Parágrafo_20_1"/>
      <text:h text:style-name="P25" text:outline-level="1">OBJETIVOS ESPECÍFICOS</text:h>
      <text:list xml:id="list1432490116" text:style-name="L2">
        <text:list-item>
          <text:p text:style-name="P36">Estudar a implantação e configuração do Hadoop e do Hbase.</text:p>
        </text:list-item>
        <text:list-item>
          <text:p text:style-name="P36">Utilizar a API do Twitter para criar um sistema de coleta de dados.</text:p>
        </text:list-item>
        <text:list-item>
          <text:p text:style-name="P36">Armazenar os dados coletados em uma estrutura temporária até que a estrutura final <text:s/>que será usada nos testes esteja pronta.</text:p>
        </text:list-item>
        <text:list-item>
          <text:p text:style-name="P36">Instalação e configuração do Hadoop e Hbase.</text:p>
        </text:list-item>
        <text:list-item>
          <text:p text:style-name="P36">Migração dos dados para a estrutura final.</text:p>
        </text:list-item>
        <text:list-item>
          <text:p text:style-name="P36">Processamento dos dados obtidos para se obter informações estatísticas.</text:p>
        </text:list-item>
        <text:list-item>
          <text:p text:style-name="P36">Testes de tolerância à falhas.</text:p>
        </text:list-item>
        <text:list-item>
          <text:p text:style-name="P36">Coleta de dados a respeito do desempenho do Hadoop.</text:p>
        </text:list-item>
        <text:list-item>
          <text:p text:style-name="P31">Disponibilização das informações obtidas na forma de gráficos.</text:p>
        </text:list-item>
      </text:list>
      <text:h text:style-name="P24" text:outline-level="1">REFERENCIAL TEÓRICO</text:h>
      <text:p text:style-name="Parágrafo_20_1">Nas seções a seguir serão abordados os principais assuntos pertinentes ao presente trabalho, fazendo uma contextualização e conceituação dos tópicos mais importantes dentro de cada assunto.</text:p>
      <text:p text:style-name="Heading_20_2">8.1 Big Data</text:p>
      <text:p text:style-name="Parágrafo_20_1">O conceito principal de <text:span text:style-name="T5">big data</text:span> pode <text:s/>ser definido como: <text:span text:style-name="T5">“Conjunto de dados cujo tamanho está além das capacidades das atuais tecnologias de bancos de dados” </text:span><text:reference-mark-start text:name="ADDIN CSL_CITATION {&quot;mendeley&quot;: {&quot;previouslyFormattedCitation&quot;: &quot;&lt;sup&gt;12&lt;/sup&gt;&quot;}, &quot;citationItems&quot;: [{&quot;uris&quot;: [&quot;http://www.mendeley.com/documents/?uuid=d0f54816-5929-43e7-9e35-feaa8cdba234&quot;], &quot;id&quot;: &quot;ITEM-1&quot;, &quot;itemData&quot;: {&quot;publisher&quot;: &quot;Manning Publications Co&quot;, &quot;ISBN&quot;: &quot;0898435161&quot;, &quot;author&quot;: [{&quot;given&quot;: &quot;Costantino&quot;, &quot;family&quot;: &quot;Thanos&quot;}, {&quot;given&quot;: &quot;Stefan&quot;, &quot;family&quot;: &quot;Manegold&quot;}, {&quot;given&quot;: &quot;Martin&quot;, &quot;family&quot;: &quot;Kersten&quot;}], &quot;issued&quot;: {&quot;date-parts&quot;: [[&quot;2012&quot;]]}, &quot;title&quot;: &quot;Big Data&quot;, &quot;page&quot;: &quot;10-13&quot;, &quot;volume&quot;: &quot;455&quot;, &quot;type&quot;: &quot;book&quot;, &quot;container-title&quot;: &quot;Current&quot;, &quot;issue&quot;: &quot;November&quot;, &quot;id&quot;: &quot;ITEM-1&quot;}}], &quot;properties&quot;: {&quot;noteIndex&quot;: 0}, &quot;schema&quot;: &quot;https://github.com/citation-style-language/schema/raw/master/csl-citation.json&quot;} RNDjpxUGlDa5I"/><text:span text:style-name="T12">12</text:span><text:reference-mark-end text:name="ADDIN CSL_CITATION {&quot;mendeley&quot;: {&quot;previouslyFormattedCitation&quot;: &quot;&lt;sup&gt;12&lt;/sup&gt;&quot;}, &quot;citationItems&quot;: [{&quot;uris&quot;: [&quot;http://www.mendeley.com/documents/?uuid=d0f54816-5929-43e7-9e35-feaa8cdba234&quot;], &quot;id&quot;: &quot;ITEM-1&quot;, &quot;itemData&quot;: {&quot;publisher&quot;: &quot;Manning Publications Co&quot;, &quot;ISBN&quot;: &quot;0898435161&quot;, &quot;author&quot;: [{&quot;given&quot;: &quot;Costantino&quot;, &quot;family&quot;: &quot;Thanos&quot;}, {&quot;given&quot;: &quot;Stefan&quot;, &quot;family&quot;: &quot;Manegold&quot;}, {&quot;given&quot;: &quot;Martin&quot;, &quot;family&quot;: &quot;Kersten&quot;}], &quot;issued&quot;: {&quot;date-parts&quot;: [[&quot;2012&quot;]]}, &quot;title&quot;: &quot;Big Data&quot;, &quot;page&quot;: &quot;10-13&quot;, &quot;volume&quot;: &quot;455&quot;, &quot;type&quot;: &quot;book&quot;, &quot;container-title&quot;: &quot;Current&quot;, &quot;issue&quot;: &quot;November&quot;, &quot;id&quot;: &quot;ITEM-1&quot;}}], &quot;properties&quot;: {&quot;noteIndex&quot;: 0}, &quot;schema&quot;: &quot;https://github.com/citation-style-language/schema/raw/master/csl-citation.json&quot;} RNDjpxUGlDa5I"/><text:span text:style-name="T7">⁠</text:span>. Isso significa que a partir do momento que uma base de dados atinge um tamanho, ou um nível de complexidade que torna inviável seu gerenciamento pelos modelos clássicos de armazenamento de dados, como o modelo relacional, essa base pode ser considerada <text:span text:style-name="T5">big data.</text:span></text:p>
      <text:p text:style-name="P1">8.1.1 Bancos de dados relacionais e não relacionais</text:p>
      <text:p text:style-name="P17"><text:span text:style-name="T7">Durante muitos anos o modelo relacional foi amplamente utilizado para armazenamento de dados nos mais variados tipos de sistemas, sendo a base dos SGBD's (Sistemas de Gerencimento de Bancos de Dados) que ainda são líderes de mercado, como MySQL, SQL Server, Oracle, e PostgreSQL. Porém, com o crescimento cada vez maior do volume de dados de alguns sistemas, principalmente dos serviços disponibilizados na </text:span><text:span text:style-name="T5">internet,</text:span><text:span text:style-name="T7"> o modelo relacional passou a não atender totalmente às necessidades desses sistemas, e assim surgiram novos conceitos de armazenamento de dados. Os SGBD's criados seguindo esses novos modelos são chamados de bancos de dados não relacionais, também conhecidos como NoSQL </text:span><text:reference-mark-start text:name="ADDIN CSL_CITATION {&quot;mendeley&quot;: {&quot;previouslyFormattedCitation&quot;: &quot;&lt;sup&gt;5&lt;/sup&gt;&quot;}, &quot;citationItems&quot;: [{&quot;uris&quot;: [&quot;http://www.mendeley.com/documents/?uuid=067cb2a9-ebf7-485e-af79-9e43e3f73547&quot;], &quot;id&quot;: &quot;ITEM-1&quot;, &quot;itemData&quot;: {&quot;title&quot;: &quot;Bancos de Dados NoSQL x SGBDs Relacionais:An\u00e1lise Comparativa&quot;, &quot;issued&quot;: {&quot;date-parts&quot;: [[&quot;2010&quot;]]}, &quot;author&quot;: [{&quot;given&quot;: &quot;Ricardo W&quot;, &quot;family&quot;: &quot;Brito&quot;}], &quot;note&quot;: &quot;&lt;m:note&gt;&lt;/m:note&gt;&quot;, &quot;type&quot;: &quot;article-journal&quot;, &quot;id&quot;: &quot;ITEM-1&quot;}}], &quot;properties&quot;: {&quot;noteIndex&quot;: 0}, &quot;schema&quot;: &quot;https://github.com/citation-style-language/schema/raw/master/csl-citation.json&quot;} RNDOq8ug6m1Tv"/><text:span text:style-name="T11">5</text:span><text:reference-mark-end text:name="ADDIN CSL_CITATION {&quot;mendeley&quot;: {&quot;previouslyFormattedCitation&quot;: &quot;&lt;sup&gt;5&lt;/sup&gt;&quot;}, &quot;citationItems&quot;: [{&quot;uris&quot;: [&quot;http://www.mendeley.com/documents/?uuid=067cb2a9-ebf7-485e-af79-9e43e3f73547&quot;], &quot;id&quot;: &quot;ITEM-1&quot;, &quot;itemData&quot;: {&quot;title&quot;: &quot;Bancos de Dados NoSQL x SGBDs Relacionais:An\u00e1lise Comparativa&quot;, &quot;issued&quot;: {&quot;date-parts&quot;: [[&quot;2010&quot;]]}, &quot;author&quot;: [{&quot;given&quot;: &quot;Ricardo W&quot;, &quot;family&quot;: &quot;Brito&quot;}], &quot;note&quot;: &quot;&lt;m:note&gt;&lt;/m:note&gt;&quot;, &quot;type&quot;: &quot;article-journal&quot;, &quot;id&quot;: &quot;ITEM-1&quot;}}], &quot;properties&quot;: {&quot;noteIndex&quot;: 0}, &quot;schema&quot;: &quot;https://github.com/citation-style-language/schema/raw/master/csl-citation.json&quot;} RNDOq8ug6m1Tv"/><text:span text:style-name="T7">⁠. </text:span></text:p>
      <text:p text:style-name="P17"><text:span text:style-name="T7">Dentro do universo dos bancos de dados NoSQL vários modelos de armazenamento </text:span><text:soft-page-break/><text:span text:style-name="T7">foram propostos. Dentre eles, De Diana e Gerosa </text:span><text:reference-mark-start text:name="ADDIN CSL_CITATION {&quot;mendeley&quot;: {&quot;previouslyFormattedCitation&quot;: &quot;&lt;sup&gt;11&lt;/sup&gt;&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note&quot;: &quot;&lt;m:note&gt;&lt;/m:note&gt;&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pDlmi1Ywbe"/><text:span text:style-name="T11">11</text:span><text:reference-mark-end text:name="ADDIN CSL_CITATION {&quot;mendeley&quot;: {&quot;previouslyFormattedCitation&quot;: &quot;&lt;sup&gt;11&lt;/sup&gt;&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note&quot;: &quot;&lt;m:note&gt;&lt;/m:note&gt;&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pDlmi1Ywbe"/><text:span text:style-name="T7">⁠ destacam como os principais:</text:span></text:p>
      <text:list xml:id="list491271711" text:style-name="L1">
        <text:list-item>
          <text:p text:style-name="P30">Bancos de dados orientados a documentos: onde os documentos armazenados são coleções de atributos, geralmente multi valorados. Esses documentos não possuem esquema fixo, fazendo dos bancos de dados orientados a documentos uma boa opção para armazenar dados semi estruturados.</text:p>
        </text:list-item>
        <text:list-item>
          <text:p text:style-name="P28"><text:span text:style-name="T7">Armazéns chave-valor: <text:s/>também conhecido como tabelas de </text:span><text:span text:style-name="T5">hash</text:span><text:span text:style-name="T7"> distribuidas, onde os dados são objetos indexados por chaves.</text:span></text:p>
        </text:list-item>
        <text:list-item>
          <text:p text:style-name="P28">Bancos de dados de famílias de colunas: ao contrário dos bancos de dados relacionais, onde os registros são escritos no disco de forma contígua, o armazenamento dos dados nesse tipo de SGBD é feito contiguamente por coluna. Por exemplo, se em um banco de dados relacional os dados são armazenados dessa forma: codigo1, nome1; codgo2, nome2; codigo3, nome3; em um banco de dados orientado a famílias de colunas ficaria dessa forma: codigo1, codigo2, codigo3; nome1, nome2, nome3;</text:p>
        </text:list-item>
        <text:list-item>
          <text:p text:style-name="P28">Bancos de dados orientados a grafos: como o próprio nome já diz, utiliza o conceito de grafos como modelo de dados. Representa os dados na forma de grafos dirigidos, dando suporte por exemplo a restrições de integridade referencial.</text:p>
        </text:list-item>
      </text:list>
      <text:p text:style-name="Heading_20_2">8.2 MapReduce</text:p>
      <text:p text:style-name="P17">Os bancos de dados NoSQL resolveram grande parte do problema de armazenamento de grandes volumes de dados ao se lidar com <text:span text:style-name="T5">big data, </text:span><text:span text:style-name="T7">isso se deve a algumas características comuns entre eles, a maioria é: distribuído, escalável, não possui <text:s/>esquema ou esquema flexível, e suporte nativo a replicação </text:span><text:reference-mark-start text:name="ADDIN CSL_CITATION {&quot;mendeley&quot;: {&quot;previouslyFormattedCitation&quot;: &quot;&lt;sup&gt;11&lt;/sup&gt;&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note&quot;: &quot;&lt;m:note&gt;&lt;/m:note&gt;&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Ep8kp9zCp3"/><text:span text:style-name="T11">11</text:span><text:reference-mark-end text:name="ADDIN CSL_CITATION {&quot;mendeley&quot;: {&quot;previouslyFormattedCitation&quot;: &quot;&lt;sup&gt;11&lt;/sup&gt;&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note&quot;: &quot;&lt;m:note&gt;&lt;/m:note&gt;&quot;, &quot;container-title&quot;: &quot;Workshop de Teses e Disserta\u00e7\u00f5es de Bancos de Dados do Simp\u00f3sio Brasileiro de Bancos de Dados WTDBD2010&quot;, &quot;type&quot;: &quot;paper-conference&quot;, &quot;id&quot;: &quot;ITEM-1&quot;}}], &quot;properties&quot;: {&quot;noteIndex&quot;: 0}, &quot;schema&quot;: &quot;https://github.com/citation-style-language/schema/raw/master/csl-citation.json&quot;} RNDEp8kp9zCp3"/><text:span text:style-name="T7">⁠. Porém, quando além do armazenamento dos dados, existe a necessidade de constante <text:s/>processamento e análise de </text:span><text:span text:style-name="T7">grandes quantidades de dados, outros conceitos surgiram para tornar essa tarefa mais simples e rápida. O principal <text:s/>conceito nesse sentido é o MapReduce.</text:span></text:p>
      <text:p text:style-name="Parágrafo_20_1"><text:soft-page-break/>MapReduce é um modelo desenvolvido pela Google para processamento distribuído de grandes quantidades de dados. Ele permite que todo o trabalho seja feito a partir de duas funções básicas definidas pelo usuário: <text:span text:style-name="T5">map </text:span><text:span text:style-name="T7">e</text:span><text:span text:style-name="T5"> reduce</text:span><text:span text:style-name="T7">, e se encarrega de abstrair toda parte de paralelização do processamento, balanceamento de carga entre as </text:span><text:span text:style-name="T7">máquinas e tolerância a falhas na leitura ou escrita dos dados, como falhas em software e ate mesmo no hardware </text:span><text:reference-mark-start text:name="ADDIN CSL_CITATION {&quot;mendeley&quot;: {&quot;previouslyFormattedCitation&quot;: &quot;&lt;sup&gt;7&lt;/sup&gt;&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note&quot;: &quot;&lt;m:note&gt;&lt;/m:note&gt;&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pRwaEfcmbD"/><text:span text:style-name="T11">7</text:span><text:reference-mark-end text:name="ADDIN CSL_CITATION {&quot;mendeley&quot;: {&quot;previouslyFormattedCitation&quot;: &quot;&lt;sup&gt;7&lt;/sup&gt;&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note&quot;: &quot;&lt;m:note&gt;&lt;/m:note&gt;&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pRwaEfcmbD"/><text:span text:style-name="T7">⁠.</text:span></text:p>
      <text:p text:style-name="P15">Map <text:span text:style-name="T7">é responsável por gerar uma serie intermediária de pares chave/valor a partir de uma entrada. </text:span>Reduce <text:span text:style-name="T7">é responsável por juntar todos os valores intermediários associados a uma mesma chave intermediaria gerando a solução final </text:span><text:reference-mark-start text:name="ADDIN CSL_CITATION {&quot;mendeley&quot;: {&quot;previouslyFormattedCitation&quot;: &quot;&lt;sup&gt;7&lt;/sup&gt;&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note&quot;: &quot;&lt;m:note&gt;&lt;/m:note&gt;&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e5mYEu9Tpk"/><text:span text:style-name="T11">7</text:span><text:reference-mark-end text:name="ADDIN CSL_CITATION {&quot;mendeley&quot;: {&quot;previouslyFormattedCitation&quot;: &quot;&lt;sup&gt;7&lt;/sup&gt;&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note&quot;: &quot;&lt;m:note&gt;&lt;/m:note&gt;&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e5mYEu9Tpk"/><text:span text:style-name="T7">⁠.</text:span></text:p>
      <text:p text:style-name="P15"><text:span text:style-name="T7">A implementação homônima desse modelo criada pela Google é proprietária, e seu código não está disponível ao público. Porém, existem implementações </text:span>opensource<text:span text:style-name="T7"> do MapReduce, a mais popular delas é o Hadoop, um projeto mantido pela Apache Software Foudation </text:span><text:reference-mark-start text:name="ADDIN CSL_CITATION {&quot;mendeley&quot;: {&quot;previouslyFormattedCitation&quot;: &quot;&lt;sup&gt;13&lt;/sup&gt;&quot;}, &quot;citationItems&quot;: [{&quot;uris&quot;: [&quot;http://www.mendeley.com/documents/?uuid=43f6de39-8666-4633-9ccd-a7b649164092&quot;], &quot;id&quot;: &quot;ITEM-1&quot;, &quot;itemData&quot;: {&quot;volume&quot;: &quot;40&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note&quot;: &quot;&lt;m:note&gt;&lt;/m:note&gt;&quot;, &quot;container-title&quot;: &quot;Architecture&quot;, &quot;issue&quot;: &quot;4&quot;, &quot;id&quot;: &quot;ITEM-1&quot;}}], &quot;properties&quot;: {&quot;noteIndex&quot;: 0}, &quot;schema&quot;: &quot;https://github.com/citation-style-language/schema/raw/master/csl-citation.json&quot;} RNDCfC9GQpsDR"/><text:span text:style-name="T11">13</text:span><text:reference-mark-end text:name="ADDIN CSL_CITATION {&quot;mendeley&quot;: {&quot;previouslyFormattedCitation&quot;: &quot;&lt;sup&gt;13&lt;/sup&gt;&quot;}, &quot;citationItems&quot;: [{&quot;uris&quot;: [&quot;http://www.mendeley.com/documents/?uuid=43f6de39-8666-4633-9ccd-a7b649164092&quot;], &quot;id&quot;: &quot;ITEM-1&quot;, &quot;itemData&quot;: {&quot;volume&quot;: &quot;40&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note&quot;: &quot;&lt;m:note&gt;&lt;/m:note&gt;&quot;, &quot;container-title&quot;: &quot;Architecture&quot;, &quot;issue&quot;: &quot;4&quot;, &quot;id&quot;: &quot;ITEM-1&quot;}}], &quot;properties&quot;: {&quot;noteIndex&quot;: 0}, &quot;schema&quot;: &quot;https://github.com/citation-style-language/schema/raw/master/csl-citation.json&quot;} RNDCfC9GQpsDR"/><text:span text:style-name="T7">⁠. </text:span></text:p>
      <text:p text:style-name="P15"><text:span text:style-name="T7">Tanto MapReduce quanto Hadoop são compostos por duas camadas: uma de armazenamento de dados e uma de processamento de dados. No MapReduce, a camada de armazenamento se chama GFS (Google File System) e no Hadoop HDFS (Hadoop Distributed File System) </text:span><text:reference-mark-start text:name="ADDIN CSL_CITATION {&quot;mendeley&quot;: {&quot;previouslyFormattedCitation&quot;: &quot;&lt;sup&gt;13&lt;/sup&gt;&quot;}, &quot;citationItems&quot;: [{&quot;uris&quot;: [&quot;http://www.mendeley.com/documents/?uuid=43f6de39-8666-4633-9ccd-a7b649164092&quot;], &quot;id&quot;: &quot;ITEM-1&quot;, &quot;itemData&quot;: {&quot;volume&quot;: &quot;40&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note&quot;: &quot;&lt;m:note&gt;&lt;/m:note&gt;&quot;, &quot;container-title&quot;: &quot;Architecture&quot;, &quot;issue&quot;: &quot;4&quot;, &quot;id&quot;: &quot;ITEM-1&quot;}}], &quot;properties&quot;: {&quot;noteIndex&quot;: 0}, &quot;schema&quot;: &quot;https://github.com/citation-style-language/schema/raw/master/csl-citation.json&quot;} RND5eH8Et0xU4"/><text:span text:style-name="T11">13</text:span><text:reference-mark-end text:name="ADDIN CSL_CITATION {&quot;mendeley&quot;: {&quot;previouslyFormattedCitation&quot;: &quot;&lt;sup&gt;13&lt;/sup&gt;&quot;}, &quot;citationItems&quot;: [{&quot;uris&quot;: [&quot;http://www.mendeley.com/documents/?uuid=43f6de39-8666-4633-9ccd-a7b649164092&quot;], &quot;id&quot;: &quot;ITEM-1&quot;, &quot;itemData&quot;: {&quot;volume&quot;: &quot;40&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note&quot;: &quot;&lt;m:note&gt;&lt;/m:note&gt;&quot;, &quot;container-title&quot;: &quot;Architecture&quot;, &quot;issue&quot;: &quot;4&quot;, &quot;id&quot;: &quot;ITEM-1&quot;}}], &quot;properties&quot;: {&quot;noteIndex&quot;: 0}, &quot;schema&quot;: &quot;https://github.com/citation-style-language/schema/raw/master/csl-citation.json&quot;} RND5eH8Et0xU4"/><text:span text:style-name="T7">⁠. Esses sistemas de arquivos distribuídos são responsáveis pela gravação, replicação, acesso, e integridade dos dados </text:span><text:reference-mark-start text:name="ADDIN CSL_CITATION {&quot;mendeley&quot;: {&quot;previouslyFormattedCitation&quot;: &quot;&lt;sup&gt;8&lt;/sup&gt;&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note&quot;: &quot;&lt;m:note&gt;&lt;/m:note&gt;&quot;, &quot;edition&quot;: &quot;2nd Editio&quot;, &quot;type&quot;: &quot;book&quot;, &quot;id&quot;: &quot;ITEM-1&quot;}}], &quot;properties&quot;: {&quot;noteIndex&quot;: 0}, &quot;schema&quot;: &quot;https://github.com/citation-style-language/schema/raw/master/csl-citation.json&quot;} RNDb5ioFyE4qS"/><text:span text:style-name="T11">8</text:span><text:reference-mark-end text:name="ADDIN CSL_CITATION {&quot;mendeley&quot;: {&quot;previouslyFormattedCitation&quot;: &quot;&lt;sup&gt;8&lt;/sup&gt;&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note&quot;: &quot;&lt;m:note&gt;&lt;/m:note&gt;&quot;, &quot;edition&quot;: &quot;2nd Editio&quot;, &quot;type&quot;: &quot;book&quot;, &quot;id&quot;: &quot;ITEM-1&quot;}}], &quot;properties&quot;: {&quot;noteIndex&quot;: 0}, &quot;schema&quot;: &quot;https://github.com/citation-style-language/schema/raw/master/csl-citation.json&quot;} RNDb5ioFyE4qS"/><text:span text:style-name="T7">⁠.</text:span></text:p>
      <text:p text:style-name="Parágrafo_20_1">Outro importante projeto mantido pela Apache é o Hbase, que é um banco de dados não relacional distribuído e tolerante a falhas, baseado no Hadoop. O Hbase possibilita acesso em tempo real de leitura e escrita aos dados armazenados no HDFS. Apesar de não possuir uma linguagem nativa para consultas aos dados como o SQL, o Hbase possui integração com os projetos Hive e Hbql que permitem acesso de consulta e inserção em suas tabelas <text:reference-mark-start text:name="ADDIN CSL_CITATION {&quot;mendeley&quot;: {&quot;previouslyFormattedCitation&quot;: &quot;&lt;sup&gt;14&lt;/sup&gt;&quot;}, &quot;citationItems&quot;: [{&quot;uris&quot;: [&quot;http://www.mendeley.com/documents/?uuid=4e3c5fee-5175-45e4-9072-1d71d8f79cf9&quot;], &quot;id&quot;: &quot;ITEM-1&quot;, &quot;itemData&quot;: {&quot;ISBN&quot;: &quot;9781449396107&quot;, &quot;title&quot;: &quot;HBase: The Definitive Guide&quot;, &quot;issued&quot;: {&quot;date-parts&quot;: [[&quot;2011&quot;]]}, &quot;author&quot;: [{&quot;given&quot;: &quot;L&quot;, &quot;family&quot;: &quot;George&quot;}], &quot;note&quot;: &quot;&lt;m:note&gt;&lt;/m:note&gt;&quot;, &quot;type&quot;: &quot;article-journal&quot;, &quot;id&quot;: &quot;ITEM-1&quot;}}], &quot;properties&quot;: {&quot;noteIndex&quot;: 0}, &quot;schema&quot;: &quot;https://github.com/citation-style-language/schema/raw/master/csl-citation.json&quot;} RNDVw7n4Lg4JA"/><text:span text:style-name="T10">14</text:span><text:reference-mark-end text:name="ADDIN CSL_CITATION {&quot;mendeley&quot;: {&quot;previouslyFormattedCitation&quot;: &quot;&lt;sup&gt;14&lt;/sup&gt;&quot;}, &quot;citationItems&quot;: [{&quot;uris&quot;: [&quot;http://www.mendeley.com/documents/?uuid=4e3c5fee-5175-45e4-9072-1d71d8f79cf9&quot;], &quot;id&quot;: &quot;ITEM-1&quot;, &quot;itemData&quot;: {&quot;ISBN&quot;: &quot;9781449396107&quot;, &quot;title&quot;: &quot;HBase: The Definitive Guide&quot;, &quot;issued&quot;: {&quot;date-parts&quot;: [[&quot;2011&quot;]]}, &quot;author&quot;: [{&quot;given&quot;: &quot;L&quot;, &quot;family&quot;: &quot;George&quot;}], &quot;note&quot;: &quot;&lt;m:note&gt;&lt;/m:note&gt;&quot;, &quot;type&quot;: &quot;article-journal&quot;, &quot;id&quot;: &quot;ITEM-1&quot;}}], &quot;properties&quot;: {&quot;noteIndex&quot;: 0}, &quot;schema&quot;: &quot;https://github.com/citation-style-language/schema/raw/master/csl-citation.json&quot;} RNDVw7n4Lg4JA"/>⁠.</text:p>
      <text:p text:style-name="P1">8.3 Twitter</text:p>
      <text:p text:style-name="P17"><text:span text:style-name="T7">O Twitter, serviço de micro blogs lançado em 2006, é o mais utilizado da atualidade </text:span><text:reference-mark-start text:name="ADDIN CSL_CITATION {&quot;mendeley&quot;: {&quot;previouslyFormattedCitation&quot;: &quot;&lt;sup&gt;3&lt;/sup&gt;&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note&quot;: &quot;&lt;m:note&gt;&lt;/m:note&gt;&quot;, &quot;container-title&quot;: &quot;Ciberlegenda&quot;, &quot;issue&quot;: &quot;6&quot;, &quot;id&quot;: &quot;ITEM-1&quot;}}], &quot;properties&quot;: {&quot;noteIndex&quot;: 0}, &quot;schema&quot;: &quot;https://github.com/citation-style-language/schema/raw/master/csl-citation.json&quot;} RNDOTg6Hv4W0v"/><text:span text:style-name="T11">3</text:span><text:reference-mark-end text:name="ADDIN CSL_CITATION {&quot;mendeley&quot;: {&quot;previouslyFormattedCitation&quot;: &quot;&lt;sup&gt;3&lt;/sup&gt;&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note&quot;: &quot;&lt;m:note&gt;&lt;/m:note&gt;&quot;, &quot;container-title&quot;: &quot;Ciberlegenda&quot;, &quot;issue&quot;: &quot;6&quot;, &quot;id&quot;: &quot;ITEM-1&quot;}}], &quot;properties&quot;: {&quot;noteIndex&quot;: 0}, &quot;schema&quot;: &quot;https://github.com/citation-style-language/schema/raw/master/csl-citation.json&quot;} RNDOTg6Hv4W0v"/><text:span text:style-name="T2">⁠</text:span><text:span text:style-name="T7">. O serviço é usado para os mais variados fins, como por exemplo falar dos </text:span><text:soft-page-break/><text:span text:style-name="T7">acontecimentos rotineiros ou sobre o que as pessoas estão fazendo, diálogos e comentários, compartilhamento de informações(geralmente via links externos), divulgação de notícias, entre outros </text:span><text:reference-mark-start text:name="ADDIN CSL_CITATION {&quot;mendeley&quot;: {&quot;previouslyFormattedCitation&quot;: &quot;&lt;sup&gt;4&lt;/sup&gt;&quot;}, &quot;citationItems&quot;: [{&quot;uris&quot;: [&quot;http://www.mendeley.com/documents/?uuid=9d2da8c6-2d98-46dc-a011-6f43a9d4b86d&quot;], &quot;id&quot;: &quot;ITEM-1&quot;, &quot;itemData&quot;: {&quot;ISBN&quot;: &quot;1595934448&quot;, &quot;author&quot;: [{&quot;given&quot;: &quot;Akshay&quot;, &quot;family&quot;: &quot;Java&quot;}, {&quot;given&quot;: &quot;Xiaodan&quot;, &quot;family&quot;: &quot;Song&quot;}, {&quot;given&quot;: &quot;Tim&quot;, &quot;family&quot;: &quot;Finin&quot;}], &quot;issued&quot;: {&quot;date-parts&quot;: [[&quot;2007&quot;]]}, &quot;title&quot;: &quot;Why we twitter: understanding microblogging usage and communities&quot;, &quot;note&quot;: &quot;&lt;m:note&gt;&lt;/m:note&gt;&quot;, &quot;container-title&quot;: &quot;Proceedings of the 9th WebKDD and&quot;, &quot;type&quot;: &quot;article-journal&quot;, &quot;id&quot;: &quot;ITEM-1&quot;}}], &quot;properties&quot;: {&quot;noteIndex&quot;: 0}, &quot;schema&quot;: &quot;https://github.com/citation-style-language/schema/raw/master/csl-citation.json&quot;} RNDBBaVUiWD4O"/><text:span text:style-name="T11">4</text:span><text:reference-mark-end text:name="ADDIN CSL_CITATION {&quot;mendeley&quot;: {&quot;previouslyFormattedCitation&quot;: &quot;&lt;sup&gt;4&lt;/sup&gt;&quot;}, &quot;citationItems&quot;: [{&quot;uris&quot;: [&quot;http://www.mendeley.com/documents/?uuid=9d2da8c6-2d98-46dc-a011-6f43a9d4b86d&quot;], &quot;id&quot;: &quot;ITEM-1&quot;, &quot;itemData&quot;: {&quot;ISBN&quot;: &quot;1595934448&quot;, &quot;author&quot;: [{&quot;given&quot;: &quot;Akshay&quot;, &quot;family&quot;: &quot;Java&quot;}, {&quot;given&quot;: &quot;Xiaodan&quot;, &quot;family&quot;: &quot;Song&quot;}, {&quot;given&quot;: &quot;Tim&quot;, &quot;family&quot;: &quot;Finin&quot;}], &quot;issued&quot;: {&quot;date-parts&quot;: [[&quot;2007&quot;]]}, &quot;title&quot;: &quot;Why we twitter: understanding microblogging usage and communities&quot;, &quot;note&quot;: &quot;&lt;m:note&gt;&lt;/m:note&gt;&quot;, &quot;container-title&quot;: &quot;Proceedings of the 9th WebKDD and&quot;, &quot;type&quot;: &quot;article-journal&quot;, &quot;id&quot;: &quot;ITEM-1&quot;}}], &quot;properties&quot;: {&quot;noteIndex&quot;: 0}, &quot;schema&quot;: &quot;https://github.com/citation-style-language/schema/raw/master/csl-citation.json&quot;} RNDBBaVUiWD4O"/><text:span text:style-name="T7">⁠. Nesse serviço os usuários postam frases curtas, de no máximo 140 caracteres chamadas de </text:span><text:span text:style-name="T5">tweets. </text:span><text:span text:style-name="T7">Outros usuários podem repostar <text:s/>ou esses </text:span><text:span text:style-name="T5">tweets (retweet) </text:span><text:span text:style-name="T7">ou respondê-los (</text:span><text:span text:style-name="T5">reply), </text:span><text:span text:style-name="T7">criando assim, uma maior intereção entre os usuários </text:span><text:reference-mark-start text:name="ADDIN CSL_CITATION {&quot;mendeley&quot;: {&quot;previouslyFormattedCitation&quot;: &quot;&lt;sup&gt;3&lt;/sup&gt;&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note&quot;: &quot;&lt;m:note&gt;&lt;/m:note&gt;&quot;, &quot;container-title&quot;: &quot;Ciberlegenda&quot;, &quot;issue&quot;: &quot;6&quot;, &quot;id&quot;: &quot;ITEM-1&quot;}}], &quot;properties&quot;: {&quot;noteIndex&quot;: 0}, &quot;schema&quot;: &quot;https://github.com/citation-style-language/schema/raw/master/csl-citation.json&quot;} RNDYexQjINAJO"/><text:span text:style-name="T11">3</text:span><text:reference-mark-end text:name="ADDIN CSL_CITATION {&quot;mendeley&quot;: {&quot;previouslyFormattedCitation&quot;: &quot;&lt;sup&gt;3&lt;/sup&gt;&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note&quot;: &quot;&lt;m:note&gt;&lt;/m:note&gt;&quot;, &quot;container-title&quot;: &quot;Ciberlegenda&quot;, &quot;issue&quot;: &quot;6&quot;, &quot;id&quot;: &quot;ITEM-1&quot;}}], &quot;properties&quot;: {&quot;noteIndex&quot;: 0}, &quot;schema&quot;: &quot;https://github.com/citation-style-language/schema/raw/master/csl-citation.json&quot;} RNDYexQjINAJO"/><text:span text:style-name="T7">⁠</text:span><text:span text:style-name="T5">. </text:span></text:p>
      <text:p text:style-name="P18">A escolha do Twitter como fonte de dados para esse trabalho se deve ao fato dele atualmente ser uma das ferramentas mais populares da internet, unindo isso à facilidade da coleta dos dados através de sua API.</text:p>
      <text:p text:style-name="Heading_20_2">8.3.1 API Twitter</text:p>
      <text:p text:style-name="P18">O Twitter permite que aplicativos desenvolvidos por terceiros gerenciem as contas dos seus usuários, podendo interagir com outros usuários, publicar, pesquisar, e visualizar dados <text:reference-mark-start text:name="ADDIN CSL_CITATION {&quot;mendeley&quot;: {&quot;previouslyFormattedCitation&quot;: &quot;&lt;sup&gt;3&lt;/sup&gt;&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note&quot;: &quot;&lt;m:note&gt;&lt;/m:note&gt;&quot;, &quot;container-title&quot;: &quot;Ciberlegenda&quot;, &quot;issue&quot;: &quot;6&quot;, &quot;id&quot;: &quot;ITEM-1&quot;}}], &quot;properties&quot;: {&quot;noteIndex&quot;: 0}, &quot;schema&quot;: &quot;https://github.com/citation-style-language/schema/raw/master/csl-citation.json&quot;} RNDw6lobKx1xd"/><text:span text:style-name="T10">3</text:span><text:reference-mark-end text:name="ADDIN CSL_CITATION {&quot;mendeley&quot;: {&quot;previouslyFormattedCitation&quot;: &quot;&lt;sup&gt;3&lt;/sup&gt;&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note&quot;: &quot;&lt;m:note&gt;&lt;/m:note&gt;&quot;, &quot;container-title&quot;: &quot;Ciberlegenda&quot;, &quot;issue&quot;: &quot;6&quot;, &quot;id&quot;: &quot;ITEM-1&quot;}}], &quot;properties&quot;: {&quot;noteIndex&quot;: 0}, &quot;schema&quot;: &quot;https://github.com/citation-style-language/schema/raw/master/csl-citation.json&quot;} RNDw6lobKx1xd"/>⁠. A interação entre esses aplicativos e o Twitter se da através de sua API (Aplication Progamming Interface). <text:s/></text:p>
      <text:p text:style-name="P18">A API do Twitter funciona através do protocolo HTTP e por meio de requisições GET e POST ela possibilita o recebimento e o envio de dados para o serviço. Para garantir a segurança dos dados dos usuários e o sigilo dos mesmos, no uso de funcionalidades que alterem dados das contas, ou que possam ver informações sigilosas, a API exige que o usuário dono da conta dê permissão explícita ao aplicativo antes que ele tenha acesso à mesma <text:reference-mark-start text:name="ADDIN CSL_CITATION {&quot;mendeley&quot;: {&quot;previouslyFormattedCitation&quot;: &quot;&lt;sup&gt;15&lt;/sup&gt;&quot;}, &quot;citationItems&quot;: [{&quot;uris&quot;: [&quot;http://www.mendeley.com/documents/?uuid=6a6be173-ff92-475a-97c7-8402d9bdddd4&quot;], &quot;id&quot;: &quot;ITEM-1&quot;, &quot;itemData&quot;: {&quot;author&quot;: [{&quot;given&quot;: &quot;&quot;, &quot;family&quot;: &quot;Twitter&quot;}], &quot;URL&quot;: &quot;dev.twitter.com&quot;, &quot;issued&quot;: {&quot;date-parts&quot;: [[&quot;2012&quot;]]}, &quot;title&quot;: &quot;Documenta\u00e7\u00e3o API Twitter&quot;, &quot;note&quot;: &quot;&lt;m:note&gt;&lt;/m:note&gt;&quot;, &quot;accessed&quot;: {&quot;date-parts&quot;: [[&quot;2012&quot;, &quot;4&quot;, &quot;18&quot;]]}, &quot;type&quot;: &quot;webpage&quot;, &quot;id&quot;: &quot;ITEM-1&quot;}}], &quot;properties&quot;: {&quot;noteIndex&quot;: 0}, &quot;schema&quot;: &quot;https://github.com/citation-style-language/schema/raw/master/csl-citation.json&quot;} RNDTWHRx1jLC2"/><text:span text:style-name="T10">15</text:span><text:reference-mark-end text:name="ADDIN CSL_CITATION {&quot;mendeley&quot;: {&quot;previouslyFormattedCitation&quot;: &quot;&lt;sup&gt;15&lt;/sup&gt;&quot;}, &quot;citationItems&quot;: [{&quot;uris&quot;: [&quot;http://www.mendeley.com/documents/?uuid=6a6be173-ff92-475a-97c7-8402d9bdddd4&quot;], &quot;id&quot;: &quot;ITEM-1&quot;, &quot;itemData&quot;: {&quot;author&quot;: [{&quot;given&quot;: &quot;&quot;, &quot;family&quot;: &quot;Twitter&quot;}], &quot;URL&quot;: &quot;dev.twitter.com&quot;, &quot;issued&quot;: {&quot;date-parts&quot;: [[&quot;2012&quot;]]}, &quot;title&quot;: &quot;Documenta\u00e7\u00e3o API Twitter&quot;, &quot;note&quot;: &quot;&lt;m:note&gt;&lt;/m:note&gt;&quot;, &quot;accessed&quot;: {&quot;date-parts&quot;: [[&quot;2012&quot;, &quot;4&quot;, &quot;18&quot;]]}, &quot;type&quot;: &quot;webpage&quot;, &quot;id&quot;: &quot;ITEM-1&quot;}}], &quot;properties&quot;: {&quot;noteIndex&quot;: 0}, &quot;schema&quot;: &quot;https://github.com/citation-style-language/schema/raw/master/csl-citation.json&quot;} RNDTWHRx1jLC2"/>⁠.</text:p>
      <text:p text:style-name="P16"/>
      <text:h text:style-name="P26" text:outline-level="1">METODOLOGIA</text:h>
      <text:p text:style-name="P14">Nos tópicos a seguir serão abordados os assuntos relacionados às tarefas a serem executadas durante a pesquisa. Na seção 9.1 há uma explicação <text:s/>de como será o ambiente de coleta e processamento dos dados, na 9.2 uma explicação sobre a API Twitter, que será fonte dos dados e como os eles serão recuperados. E por fim, na seção 9.3 aponta-se <text:span text:style-name="T9">possíveis</text:span> análises a serem feitas com base nos dados coletados.</text:p>
      <text:p text:style-name="Heading_20_2">8.1 O ambiente para coleta e análise dos dados</text:p>
      <text:p text:style-name="Parágrafo_20_1">Uma das maiores vantagens do modelo MapReduce é sua escalabilidade, que permite que várias máquinas trabalhem em conjunto em uma mesma tarefa, dividindo essa tarefa em partes menores. Isso permite que seja usado hardware de baixo custo em operações antes possíveis apenas com máquinas robustas e com custo elevado. De acordo com Dean &amp; Ghemawat, em 2008, cada cluster dos <text:span text:style-name="T5">data centers</text:span> do Google era composto por aproximadamente 1800 maquinas, cada uma com dois processadores Intel Xeon de 2GHz, 4GB de memória RAM, e dois discos IDE de 160GB<text:reference-mark-start text:name="ADDIN CSL_CITATION {&quot;mendeley&quot;: {&quot;previouslyFormattedCitation&quot;: &quot;&lt;sup&gt;10&lt;/sup&gt;&quot;, &quot;manualFormatting&quot;: &quot;(Dean &amp; Ghemawat 2008)&quot;}, &quot;citationItems&quot;: [{&quot;uris&quot;: [&quot;http://www.mendeley.com/documents/?uuid=93e64e7d-42bb-4086-98c8-d3d5039b69cd&quot;], &quot;id&quot;: &quot;ITEM-1&quot;, &quot;itemData&quot;: {&quot;volume&quot;: &quot;51&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j7YJdZOs6g"/><text:span text:style-name="T1">(Dean &amp; Ghemawat 2008)</text:span><text:reference-mark-end text:name="ADDIN CSL_CITATION {&quot;mendeley&quot;: {&quot;previouslyFormattedCitation&quot;: &quot;&lt;sup&gt;10&lt;/sup&gt;&quot;, &quot;manualFormatting&quot;: &quot;(Dean &amp; Ghemawat 2008)&quot;}, &quot;citationItems&quot;: [{&quot;uris&quot;: [&quot;http://www.mendeley.com/documents/?uuid=93e64e7d-42bb-4086-98c8-d3d5039b69cd&quot;], &quot;id&quot;: &quot;ITEM-1&quot;, &quot;itemData&quot;: {&quot;volume&quot;: &quot;51&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j7YJdZOs6g"/>⁠. Esses dados demonstram que não é necessário usar hardware com alto poder de processamento, pois o MapReduce se encarrega de dividir a tarefa em partes menores, cada uma processada em uma máquina diferente.</text:p>
      <text:p text:style-name="Parágrafo_20_1">Nesse trabalho, pretende-se criar uma infraestrutura reduzida, com aproximadamente 10 máquinas, onde serão armazenados e processados os dados coletados do Twitter. Em cada maquina será instalada uma instância do Hadoop e do Hbase, possibilitando o processamento distribuído dos dados. Os testes serão realizados nos laboratórios de informática das Faculdades Integradas de Caratinga.</text:p>
      <text:p text:style-name="Heading_20_2"><text:soft-page-break/>8.2 Coleta de dados do twitter</text:p>
      <text:p text:style-name="Parágrafo_20_1"><text:s/>Utilizando a API do Twitter, foi construída uma ferramenta capaz de recuperar uma grande parte dos <text:span text:style-name="T5">tweets </text:span><text:span text:style-name="T7">dos usuários de todo o mundo contendo uma ou mais palavras chaves entre um grupo de termos predefinidos. Para isso foi usada a</text:span> funcionalidade de pesquisa da API, onde se pode procurar em tempo real, <text:span text:style-name="T5">tweets que</text:span> contenham os termos indicados em uma busca <text:reference-mark-start text:name="ADDIN CSL_CITATION {&quot;mendeley&quot;: {&quot;previouslyFormattedCitation&quot;: &quot;&lt;sup&gt;15&lt;/sup&gt;&quot;, &quot;manualFormatting&quot;: &quot;(Twitter 2012)&quot;}, &quot;citationItems&quot;: [{&quot;uris&quot;: [&quot;http://www.mendeley.com/documents/?uuid=6a6be173-ff92-475a-97c7-8402d9bdddd4&quot;], &quot;id&quot;: &quot;ITEM-1&quot;, &quot;itemData&quot;: {&quot;author&quot;: [{&quot;given&quot;: &quot;&quot;, &quot;family&quot;: &quot;Twitter&quot;}], &quot;URL&quot;: &quot;dev.twitter.com&quot;, &quot;issued&quot;: {&quot;date-parts&quot;: [[&quot;2012&quot;]]}, &quot;title&quot;: &quot;Documenta\u00e7\u00e3o API Twitter&quot;, &quot;note&quot;: &quot;&lt;m:note&gt;&lt;/m:note&gt;&quot;, &quot;accessed&quot;: {&quot;date-parts&quot;: [[&quot;2012&quot;, &quot;4&quot;, &quot;18&quot;]]}, &quot;type&quot;: &quot;webpage&quot;, &quot;id&quot;: &quot;ITEM-1&quot;}}], &quot;properties&quot;: {&quot;noteIndex&quot;: 0}, &quot;schema&quot;: &quot;https://github.com/citation-style-language/schema/raw/master/csl-citation.json&quot;} RNDB3nwrOHpQF"/><text:span text:style-name="T1">(Twitter 2012)</text:span><text:reference-mark-end text:name="ADDIN CSL_CITATION {&quot;mendeley&quot;: {&quot;previouslyFormattedCitation&quot;: &quot;&lt;sup&gt;15&lt;/sup&gt;&quot;, &quot;manualFormatting&quot;: &quot;(Twitter 2012)&quot;}, &quot;citationItems&quot;: [{&quot;uris&quot;: [&quot;http://www.mendeley.com/documents/?uuid=6a6be173-ff92-475a-97c7-8402d9bdddd4&quot;], &quot;id&quot;: &quot;ITEM-1&quot;, &quot;itemData&quot;: {&quot;author&quot;: [{&quot;given&quot;: &quot;&quot;, &quot;family&quot;: &quot;Twitter&quot;}], &quot;URL&quot;: &quot;dev.twitter.com&quot;, &quot;issued&quot;: {&quot;date-parts&quot;: [[&quot;2012&quot;]]}, &quot;title&quot;: &quot;Documenta\u00e7\u00e3o API Twitter&quot;, &quot;note&quot;: &quot;&lt;m:note&gt;&lt;/m:note&gt;&quot;, &quot;accessed&quot;: {&quot;date-parts&quot;: [[&quot;2012&quot;, &quot;4&quot;, &quot;18&quot;]]}, &quot;type&quot;: &quot;webpage&quot;, &quot;id&quot;: &quot;ITEM-1&quot;}}], &quot;properties&quot;: {&quot;noteIndex&quot;: 0}, &quot;schema&quot;: &quot;https://github.com/citation-style-language/schema/raw/master/csl-citation.json&quot;} RNDB3nwrOHpQF"/>⁠. </text:p>
      <text:p text:style-name="Parágrafo_20_1">Através desse mecanismo de pesquisa, serão recuperadas as postagens referentes às olimpíadas de Londres 2012, procurando por termos como: “olimpíadas”, “olímpicos”, “Londres 2012” entre outros. Fazendo as mesmas pesquisas repetidamente, em intervalos de tempo controlados, é possível recuperar a maioria das postagens relacionadas aos termos pesquisados.</text:p>
      <text:p text:style-name="Heading_20_2">8.2.1 O ambiente de armazenamento temporário</text:p>
      <text:p text:style-name="P17">Devido a data marcada para o inicio das olimpíadas de Londres 2012 estar muito próxima a da execução desse projeto, não foi possível utilizar a ferramenta de busca para armazenar os dados diretamente na estrutura que pretende-se implementar. Por essa razão, os dados coletados antes da instalação e configuração do ambiente de processamento e análise dos dados estão sendo armazenados na forma de texto simples, em uma base de dados relacional, e no mesmo formato disponibilizado pela API do Twitter. Quando o ambiente final de armazenamento estiver configurado, esses dados serão migrados para ele. Devido ao tamanho dessa base de dados, e o formato de armazenamento, não é viável realizar nenhuma operação de leitura ou busca na mesma, sendo apenas uma solução temporária de armazenamento. Todos os testes serão realizados após a migração dos dados para a estrutura final. </text:p>
      <text:p text:style-name="Heading_20_2"><text:soft-page-break/>8.3 Analise estatística dos dados</text:p>
      <text:p text:style-name="Parágrafo_20_1">A partir dos dados coletados, será possível realizar diversos tipos de análises distintas, como: períodos em que mais se comentou sobre os termos pesquisados, usuários que tiveram publicações com maior relevância e popularidade, assuntos mais comentados, entre outras muitas possibilidades de análise. No aspecto do desempenho da estrutura montada para coleta e análise, serão obtidos dados como: quantidade de dados analisados por unidade de tempo, aumento do desempenho com o aumento do numero de maquinas envolvidas, entre outros.</text:p>
      <text:p text:style-name="Heading_20_2">8.3.1 Informações que pretende-se obter</text:p>
      <text:p text:style-name="Parágrafo_20_1">A partir da análise dos <text:span text:style-name="T5">tweets </text:span><text:span text:style-name="T7">armazenados, pode-se obter dois tipos de informações:</text:span></text:p>
      <text:list xml:id="list2003724085" text:style-name="L3">
        <text:list-item>
          <text:p text:style-name="P32">Estatísticas da repercussão das Olimpíadas no Twitter</text:p>
        </text:list-item>
        <text:list-item>
          <text:p text:style-name="P32">Dados de desempenho do ambiente de análise.</text:p>
        </text:list-item>
      </text:list>
      <text:p text:style-name="P1">8.3.1.1 Repercussão das olimpíadas no Twitter</text:p>
      <text:p text:style-name="P16">Dentre outras, pode-se obter as seguintes informações:</text:p>
      <text:list xml:id="list1034466587" text:style-name="L4">
        <text:list-item>
          <text:p text:style-name="P33">Quantidade de cometários feitos</text:p>
        </text:list-item>
      </text:list>
      <text:list xml:id="list302512429" text:style-name="L5">
        <text:list-item>
          <text:p text:style-name="P34">Assuntos mais populares</text:p>
        </text:list-item>
        <text:list-item>
          <text:p text:style-name="P34">Esportes mais populares</text:p>
        </text:list-item>
        <text:list-item>
          <text:p text:style-name="P34">Atletas mais populares</text:p>
        </text:list-item>
        <text:list-item>
          <text:p text:style-name="P34">Países mais populares</text:p>
        </text:list-item>
        <text:list-item>
          <text:p text:style-name="P34">Usuários do twitter com maior interação com o público (usuários mais populares)</text:p>
        </text:list-item>
        <text:list-item>
          <text:p text:style-name="P34">Sites externos mais referenciados</text:p>
        </text:list-item>
      </text:list>
      <text:p text:style-name="P16"><text:soft-page-break/>Todos essas informações acima podem ainda ser agrupadas por idioma e período de publicação (data, hora, dia da semana).</text:p>
      <text:p text:style-name="P1">8.3.1.2 Desempenho do ambiente de análise</text:p>
      <text:p text:style-name="P16">Durante o a coleta e processamento dos dados, pode-se medir o desempenho das ferramentas escolhidas, obtendo dados como:</text:p>
      <text:list xml:id="list1297648891" text:style-name="L6">
        <text:list-item>
          <text:p text:style-name="P35">Volume de dados coletados por período de tempo</text:p>
        </text:list-item>
        <text:list-item>
          <text:p text:style-name="P35">Volume de dados processados por unidade de tempo</text:p>
        </text:list-item>
        <text:list-item>
          <text:p text:style-name="P35">Tempo de escrita de dados</text:p>
        </text:list-item>
        <text:list-item>
          <text:p text:style-name="P35">Tempo de recuperação de dados</text:p>
        </text:list-item>
        <text:list-item>
          <text:p text:style-name="P35">Capacidade de tolerância à falhas</text:p>
        </text:list-item>
        <text:list-item>
          <text:p text:style-name="P35">Aumento ou diminuição do desempenho com a variação do numero de maquinas.</text:p>
        </text:list-item>
      </text:list>
      <text:h text:style-name="P25" text:outline-level="1">ÍNDICE HIPOTÉTICO</text:h>
      <text:list xml:id="list1317266524" text:style-name="L7">
        <text:list-item>
          <text:p text:style-name="P37">Introdução</text:p>
        </text:list-item>
        <text:list-item>
          <text:p text:style-name="P37">Referencial teórico</text:p>
          <text:list>
            <text:list-item>
              <text:p text:style-name="P37">Web 2.0</text:p>
            </text:list-item>
            <text:list-item>
              <text:p text:style-name="P37">Big data</text:p>
              <text:list>
                <text:list-item>
                  <text:p text:style-name="P37">Bancos de dados relacionais e não relacionais</text:p>
                  <text:list>
                    <text:list-item>
                      <text:p text:style-name="P37">Bancos de dados relacionais</text:p>
                    </text:list-item>
                    <text:list-item>
                      <text:p text:style-name="P37">NoSQL</text:p>
                    </text:list-item>
                    <text:list-item>
                      <text:p text:style-name="P37">Relacional X NoSQL</text:p>
                    </text:list-item>
                  </text:list>
                </text:list-item>
                <text:list-item>
                  <text:p text:style-name="P37">Análise de dados em Big Data</text:p>
                  <text:list>
                    <text:list-item>
                      <text:p text:style-name="P37">Ferramentas de análise</text:p>
                    </text:list-item>
                  </text:list>
                </text:list-item>
              </text:list>
            </text:list-item>
            <text:list-item>
              <text:p text:style-name="P37">Twitter</text:p>
              <text:list>
                <text:list-item>
                  <text:p text:style-name="P37">API Twitter</text:p>
                </text:list-item>
              </text:list>
            </text:list-item>
            <text:list-item>
              <text:p text:style-name="P37">Coleta/aquisição de Big Data</text:p>
            </text:list-item>
            <text:list-item>
              <text:p text:style-name="P37">MapReduce</text:p>
              <text:list>
                <text:list-item>
                  <text:p text:style-name="P37">GFS</text:p>
                </text:list-item>
                <text:list-item>
                  <text:p text:style-name="P37">BigTable</text:p>
                </text:list-item>
              </text:list>
            </text:list-item>
            <text:list-item>
              <text:p text:style-name="P37">Hadoop</text:p>
              <text:list>
                <text:list-item>
                  <text:p text:style-name="P37">HDFS</text:p>
                </text:list-item>
                <text:list-item>
                  <text:p text:style-name="P37">MapReduce no Hadoop</text:p>
                </text:list-item>
                <text:list-item>
                  <text:p text:style-name="P37">Hbase</text:p>
                </text:list-item>
              </text:list>
            </text:list-item>
          </text:list>
        </text:list-item>
        <text:list-item>
          <text:p text:style-name="P37">Metodologia</text:p>
          <text:list>
            <text:list-item>
              <text:p text:style-name="P37">Configuração e instalação Hadoop/Hbase</text:p>
            </text:list-item>
            <text:list-item>
              <text:p text:style-name="P37">Ferramenta para coleta de dados</text:p>
              <text:list>
                <text:list-item>
                  <text:p text:style-name="P37">API Twitter</text:p>
                </text:list-item>
                <text:list-item>
                  <text:p text:style-name="P37">Script de coleta de dados</text:p>
                </text:list-item>
                <text:list-item>
                  <text:p text:style-name="P37">Limitações da API</text:p>
                </text:list-item>
                <text:list-item>
                  <text:p text:style-name="P37">Resolvendo as limitações</text:p>
                </text:list-item>
              </text:list>
            </text:list-item>
            <text:list-item>
              <text:p text:style-name="P37">Análise dos dados coletados</text:p>
              <text:list>
                <text:list-item>
                  <text:p text:style-name="P37"><text:soft-page-break/>Repercussão das olimpíadas no Twitter </text:p>
                </text:list-item>
                <text:list-item>
                  <text:p text:style-name="P37">Desempenho do ambiente de análise</text:p>
                </text:list-item>
              </text:list>
            </text:list-item>
          </text:list>
        </text:list-item>
        <text:list-item>
          <text:p text:style-name="P37">Resultados</text:p>
        </text:list-item>
        <text:list-item>
          <text:p text:style-name="P37">Conclusões e trabalhos futuros</text:p>
        </text:list-item>
      </text:list>
      <text:h text:style-name="P25" text:outline-level="1">CRONOGRAMA</text:h>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column table:style-name="Tabela2.I"/>
        <table:table-row table:style-name="Tabela2.1">
          <table:table-cell table:style-name="Tabela2.A1">
            <text:p text:style-name="Table_20_Contents"/>
          </table:table-cell>
          <table:table-cell table:style-name="Tabela2.B1" office:value-type="float" office:value="0">
            <text:p text:style-name="P7">Maio</text:p>
          </table:table-cell>
          <table:table-cell table:style-name="Tabela2.C1" office:value-type="float" office:value="0">
            <text:p text:style-name="P7">Junho</text:p>
          </table:table-cell>
          <table:table-cell table:style-name="Tabela2.D1" office:value-type="float" office:value="0">
            <text:p text:style-name="P7">Julho</text:p>
          </table:table-cell>
          <table:table-cell table:style-name="Tabela2.E1" office:value-type="float" office:value="0">
            <text:p text:style-name="P7">Agosto</text:p>
          </table:table-cell>
          <table:table-cell table:style-name="Tabela2.F1" office:value-type="float" office:value="0">
            <text:p text:style-name="P7">Setembro</text:p>
          </table:table-cell>
          <table:table-cell table:style-name="Tabela2.G1" office:value-type="float" office:value="0">
            <text:p text:style-name="P7">Outubro</text:p>
          </table:table-cell>
          <table:table-cell table:style-name="Tabela2.H1" office:value-type="float" office:value="0">
            <text:p text:style-name="P7">Novembro</text:p>
          </table:table-cell>
          <table:table-cell table:style-name="Tabela2.I1" office:value-type="float" office:value="0">
            <text:p text:style-name="P7">Dezembro</text:p>
          </table:table-cell>
        </table:table-row>
        <table:table-row>
          <table:table-cell table:style-name="Tabela2.A2" office:value-type="float" office:value="0">
            <text:p text:style-name="P12">Pesquisa bibliográfica</text:p>
          </table:table-cell>
          <table:table-cell table:style-name="Tabela2.B5" office:value-type="string">
            <text:p text:style-name="P9">*</text:p>
          </table:table-cell>
          <table:table-cell table:style-name="Tabela2.C5" office:value-type="string">
            <text:p text:style-name="P8">*</text:p>
          </table:table-cell>
          <table:table-cell table:style-name="Tabela2.D6" office:value-type="string">
            <text:p text:style-name="P8">*</text:p>
          </table:table-cell>
          <table:table-cell table:style-name="Tabela2.E8" office:value-type="string">
            <text:p text:style-name="P8">*</text:p>
          </table:table-cell>
          <table:table-cell table:style-name="Tabela2.F8" office:value-type="string">
            <text:p text:style-name="P8">*</text:p>
          </table:table-cell>
          <table:table-cell table:style-name="Tabela2.G8" office:value-type="string">
            <text:p text:style-name="P8">*</text:p>
          </table:table-cell>
          <table:table-cell table:style-name="Tabela2.H8" office:value-type="string">
            <text:p text:style-name="P8">*</text:p>
          </table:table-cell>
          <table:table-cell table:style-name="Tabela2.I8" office:value-type="string">
            <text:p text:style-name="P8"/>
          </table:table-cell>
        </table:table-row>
        <table:table-row>
          <table:table-cell table:style-name="Tabela2.A3" office:value-type="float" office:value="0">
            <text:p text:style-name="P11">Implementação e teste do script de coleta de dados</text:p>
          </table:table-cell>
          <table:table-cell table:style-name="Tabela2.B5" office:value-type="string">
            <text:p text:style-name="P8">*</text:p>
          </table:table-cell>
          <table:table-cell table:style-name="Tabela2.C5" office:value-type="string">
            <text:p text:style-name="P8">*</text:p>
          </table:table-cell>
          <table:table-cell table:style-name="Tabela2.D8">
            <text:p text:style-name="P8"/>
          </table:table-cell>
          <table:table-cell table:style-name="Tabela2.E4">
            <text:p text:style-name="P8"/>
          </table:table-cell>
          <table:table-cell table:style-name="Tabela2.F4">
            <text:p text:style-name="P8"/>
          </table:table-cell>
          <table:table-cell table:style-name="Tabela2.G5">
            <text:p text:style-name="P8"/>
          </table:table-cell>
          <table:table-cell table:style-name="Tabela2.H6">
            <text:p text:style-name="P8"/>
          </table:table-cell>
          <table:table-cell table:style-name="Tabela2.I6">
            <text:p text:style-name="P8"/>
          </table:table-cell>
        </table:table-row>
        <table:table-row>
          <table:table-cell table:style-name="Tabela2.A4" office:value-type="float" office:value="0">
            <text:p text:style-name="P11">Instalação e configuração do ambiente de coleta e análise dos dados</text:p>
          </table:table-cell>
          <table:table-cell table:style-name="Tabela2.B8">
            <text:p text:style-name="P8"/>
          </table:table-cell>
          <table:table-cell table:style-name="Tabela2.C5" office:value-type="string">
            <text:p text:style-name="P8"/>
          </table:table-cell>
          <table:table-cell table:style-name="Tabela2.D6" office:value-type="string">
            <text:p text:style-name="P8">*</text:p>
          </table:table-cell>
          <table:table-cell table:style-name="Tabela2.E4">
            <text:p text:style-name="P8"/>
          </table:table-cell>
          <table:table-cell table:style-name="Tabela2.F4">
            <text:p text:style-name="P8"/>
          </table:table-cell>
          <table:table-cell table:style-name="Tabela2.G5">
            <text:p text:style-name="P8"/>
          </table:table-cell>
          <table:table-cell table:style-name="Tabela2.H6">
            <text:p text:style-name="P8"/>
          </table:table-cell>
          <table:table-cell table:style-name="Tabela2.I6">
            <text:p text:style-name="P8"/>
          </table:table-cell>
        </table:table-row>
        <table:table-row>
          <table:table-cell table:style-name="Tabela2.A5" office:value-type="float" office:value="0">
            <text:p text:style-name="P10">Coleta de dados</text:p>
          </table:table-cell>
          <table:table-cell table:style-name="Tabela2.B5" office:value-type="string">
            <text:p text:style-name="P8">*</text:p>
          </table:table-cell>
          <table:table-cell table:style-name="Tabela2.C5" office:value-type="string">
            <text:p text:style-name="P8">*</text:p>
          </table:table-cell>
          <table:table-cell table:style-name="Tabela2.D6" office:value-type="string">
            <text:p text:style-name="P8">*</text:p>
          </table:table-cell>
          <table:table-cell table:style-name="Tabela2.E8" office:value-type="string">
            <text:p text:style-name="P8">*</text:p>
          </table:table-cell>
          <table:table-cell table:style-name="Tabela2.F8" office:value-type="string">
            <text:p text:style-name="P8">*</text:p>
          </table:table-cell>
          <table:table-cell table:style-name="Tabela2.G5">
            <text:p text:style-name="P8"/>
          </table:table-cell>
          <table:table-cell table:style-name="Tabela2.H6">
            <text:p text:style-name="P8"/>
          </table:table-cell>
          <table:table-cell table:style-name="Tabela2.I6">
            <text:p text:style-name="P8"/>
          </table:table-cell>
        </table:table-row>
        <table:table-row>
          <table:table-cell table:style-name="Tabela2.A6" office:value-type="float" office:value="0">
            <text:p text:style-name="P10">Análise estatística dos dados</text:p>
          </table:table-cell>
          <table:table-cell table:style-name="Tabela2.B8">
            <text:p text:style-name="P8"/>
          </table:table-cell>
          <table:table-cell table:style-name="Tabela2.C8">
            <text:p text:style-name="P8"/>
          </table:table-cell>
          <table:table-cell table:style-name="Tabela2.D6" office:value-type="string">
            <text:p text:style-name="P8"/>
          </table:table-cell>
          <table:table-cell table:style-name="Tabela2.E8" office:value-type="string">
            <text:p text:style-name="P8">*</text:p>
          </table:table-cell>
          <table:table-cell table:style-name="Tabela2.F8" office:value-type="string">
            <text:p text:style-name="P8">*</text:p>
          </table:table-cell>
          <table:table-cell table:style-name="Tabela2.G8" office:value-type="string">
            <text:p text:style-name="P8">*</text:p>
          </table:table-cell>
          <table:table-cell table:style-name="Tabela2.H6">
            <text:p text:style-name="P8"/>
          </table:table-cell>
          <table:table-cell table:style-name="Tabela2.I6">
            <text:p text:style-name="P8"/>
          </table:table-cell>
        </table:table-row>
        <table:table-row>
          <table:table-cell table:style-name="Tabela2.A7" office:value-type="float" office:value="0">
            <text:p text:style-name="P10">Escrever texto final</text:p>
          </table:table-cell>
          <table:table-cell table:style-name="Tabela2.B8">
            <text:p text:style-name="P8"/>
          </table:table-cell>
          <table:table-cell table:style-name="Tabela2.C8">
            <text:p text:style-name="P8"/>
          </table:table-cell>
          <table:table-cell table:style-name="Tabela2.D8">
            <text:p text:style-name="P8"/>
          </table:table-cell>
          <table:table-cell table:style-name="Tabela2.E8" office:value-type="string">
            <text:p text:style-name="P8">*</text:p>
          </table:table-cell>
          <table:table-cell table:style-name="Tabela2.F8" office:value-type="string">
            <text:p text:style-name="P8">*</text:p>
          </table:table-cell>
          <table:table-cell table:style-name="Tabela2.G8" office:value-type="string">
            <text:p text:style-name="P8">*</text:p>
          </table:table-cell>
          <table:table-cell table:style-name="Tabela2.H8" office:value-type="string">
            <text:p text:style-name="P8">*</text:p>
          </table:table-cell>
          <table:table-cell table:style-name="Tabela2.I8" office:value-type="string">
            <text:p text:style-name="P8"/>
          </table:table-cell>
        </table:table-row>
        <table:table-row>
          <table:table-cell table:style-name="Tabela2.A8" office:value-type="float" office:value="0">
            <text:p text:style-name="P10">Defesa</text:p>
          </table:table-cell>
          <table:table-cell table:style-name="Tabela2.B8">
            <text:p text:style-name="P8"/>
          </table:table-cell>
          <table:table-cell table:style-name="Tabela2.C8">
            <text:p text:style-name="P8"/>
          </table:table-cell>
          <table:table-cell table:style-name="Tabela2.D8">
            <text:p text:style-name="P8"/>
          </table:table-cell>
          <table:table-cell table:style-name="Tabela2.E8" office:value-type="string">
            <text:p text:style-name="P8"/>
          </table:table-cell>
          <table:table-cell table:style-name="Tabela2.F8" office:value-type="string">
            <text:p text:style-name="P8"/>
          </table:table-cell>
          <table:table-cell table:style-name="Tabela2.G8" office:value-type="string">
            <text:p text:style-name="P8"/>
          </table:table-cell>
          <table:table-cell table:style-name="Tabela2.H8" office:value-type="string">
            <text:p text:style-name="P8"/>
          </table:table-cell>
          <table:table-cell table:style-name="Tabela2.I8" office:value-type="string">
            <text:p text:style-name="P8">*</text:p>
          </table:table-cell>
        </table:table-row>
      </table:table>
      <text:p text:style-name="Parágrafo_20_1"/>
      <text:h text:style-name="P25" text:outline-level="1">REFERÊNCIAS</text:h>
      <text:section text:style-name="Sect3" text:name="ADDIN Mendeley Bibliography CSL_BIBLIOGRAPHY  RNDVCuNdj9Ci7">
        <text:section text:style-name="Sect3" text:name="ADDIN Mendeley Bibliography CSL_BIBLIOGRAPHY  RNDbuAzXt8kcF">
          <text:p text:style-name="P20">1. Lin J, Dyer C. Data-Intensive Text Processing with MapReduce Hirst G, ed. <text:span text:style-name="T4">Synthesis Lectures on Human Language Technologies</text:span>. 2010;3(1):1-177. Available at: http://www.umiacs.umd.edu/~jimmylin/MapReduce-book-final.pdf.</text:p>
          <text:p text:style-name="P20">2. Varley I, Aziz A, Aziz C. No Relation: The Mixed Blessings of Non-Relational Databases. 2009. Available at: http://citeseerx.ist.psu.edu/viewdoc/summary?doi=10.1.1.169.1113. Accessed April 18, 2012.</text:p>
          <text:p text:style-name="P20">3. Zago G. O Twitter como suporte para produção e difusão de conteúdos jornalísticos. <text:span text:style-name="T4">Ciberlegenda</text:span>. 2009;(6):1-16.</text:p>
          <text:p text:style-name="P20">4. Java A, Song X, Finin T. Why we twitter: understanding microblogging usage and communities. <text:span text:style-name="T4">Proceedings of the 9th WebKDD and</text:span>. 2007.</text:p>
          <text:p text:style-name="P20">5. Brito RW. Bancos de Dados NoSQL x SGBDs Relacionais:Análise Comparativa. 2010.</text:p>
          <text:p text:style-name="P20">6. Dean J, Ghemawat S. MapReduce. <text:span text:style-name="T4">Communications of the ACM</text:span>. 2008;51(1):107. Available at: http://portal.acm.org/citation.cfm?doid=1327452.1327492. Accessed February 29, 2012.</text:p>
          <text:p text:style-name="P20">7. Dean J, Ghemawat S. MapReduce: Simplified data processing on large clusters. <text:span text:style-name="T4">OSDI ’04: 6th Symposium on Operating Systems Design and Implementation</text:span>. 2004:137-149.</text:p>
          <text:p text:style-name="P20">8. White T. <text:span text:style-name="T4">Hadoop: The definitive guide</text:span>. 2nd Editio. 2010:625.</text:p>
          <text:p text:style-name="P20">9. Taylor RC. An overview of the Hadoop/MapReduce/HBase framework and its current applications in bioinformatics. <text:span text:style-name="T4">BMC Bioinformatics</text:span>. 2010;11(Suppl 12):S1.</text:p>
          <text:p text:style-name="P20">10. Dean J, Ghemawat S. MapReduce. <text:span text:style-name="T4">Communications of the ACM</text:span>. 2008;51(1):107.</text:p>
          <text:p text:style-name="P20">11. De Diana M, Gerosa MA. NoSQL na Web 2.0: Um Estudo Comparativo de Bancos <text:soft-page-break/>Não-Relacionais para Armazenamento de Dados na Web 2.0. In: <text:span text:style-name="T4">Workshop de Teses e Dissertações de Bancos de Dados do Simpósio Brasileiro de Bancos de Dados </text:span><text:span text:style-name="T4">WTDBD2010</text:span>.; 2010.</text:p>
          <text:p text:style-name="P20">12. Thanos C, Manegold S, Kersten M. <text:span text:style-name="T4">Big Data</text:span>. Manning Publications Co; 2012:10-13.</text:p>
          <text:p text:style-name="P20">13. Lee K-ha, Lee Y-joon, Choi H, Chung YD, Moon B. Parallel Data Processing with MapReduce : A Surveytri. <text:span text:style-name="T4">Architecture</text:span>. 2011;40(4):11-20.</text:p>
          <text:p text:style-name="P20">14. George L. HBase: The Definitive Guide. 2011.</text:p>
          <text:p text:style-name="P20">15. Twitter. Documentação API Twitter. 2012. Available at: dev.twitter.com. Accessed April 18, 2012. </text:p>
          <text:p text:style-name="P19"/>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Liberation Serif" fo:font-size="12pt" fo:language="pt" fo:country="BR"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imes" fo:font-size="12pt" fo:language="pt" fo:country="BR" style:font-name-asian="HG Mincho Light J" style:font-size-asian="12pt" style:font-name-complex="Arial Unicode M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cm" fo:line-height="150%" fo:text-align="justify" style:justify-single-word="false" fo:text-indent="0cm" style:auto-text-indent="false"/>
      <style:text-properties fo:font-weight="normal" style:font-weight-asian="normal"/>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weight="normal" style:font-weight-asian="normal"/>
    </style:style>
    <style:style style:name="Título1" style:family="paragraph" style:parent-style-name="Standard" style:next-style-name="Parágrafo_20_1">
      <style:paragraph-properties fo:margin="100%" fo:margin-left="0cm" fo:margin-right="0cm" fo:margin-top="0cm" fo:margin-bottom="1.7cm" fo:text-indent="0cm" style:auto-text-indent="false" fo:keep-with-next="always"/>
      <style:text-properties style:font-name="Times" fo:font-size="14pt" fo:font-weight="bold" style:font-name-asian="HG Mincho Light J" style:font-size-asian="14pt" style:font-weight-asian="bold" style:font-name-complex="Arial Unicode MS" style:font-size-complex="14pt"/>
    </style:style>
    <style:style style:name="Heading_20_1" style:display-name="Heading 1" style:family="paragraph" style:parent-style-name="Título1" style:next-style-name="Parágrafo_20_1" style:default-outline-level="1" style:class="text">
      <style:paragraph-properties fo:margin="100%" fo:margin-left="0.499cm" fo:margin-right="0cm" fo:margin-top="0cm" fo:margin-bottom="1.63cm" fo:line-height="150%" fo:text-align="justify" style:justify-single-word="false" fo:text-indent="-0.499cm" style:auto-text-indent="false" fo:background-color="transparent">
        <style:background-image/>
      </style:paragraph-properties>
      <style:text-properties fo:font-weight="bold" style:font-weight-asian="bold" style:font-size-complex="16pt" style:font-weight-complex="bold"/>
    </style:style>
    <style:style style:name="Heading_20_2" style:display-name="Heading 2" style:family="paragraph" style:parent-style-name="Título1" style:next-style-name="Parágrafo_20_2" style:class="text">
      <style:paragraph-properties fo:margin="100%" fo:margin-left="0cm" fo:margin-right="0cm" fo:margin-top="1.649cm" fo:margin-bottom="0.951cm" fo:line-height="150%" fo:text-indent="0cm" style:auto-text-indent="false"/>
      <style:text-properties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Título1" style:next-style-name="Text_20_body" style:class="text">
      <style:paragraph-properties fo:margin="100%" fo:margin-left="0cm" fo:margin-right="0cm" fo:margin-top="1.7cm" fo:margin-bottom="0.85cm" fo:line-height="150%"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Título1"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ítulo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egend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Legenda1" style:next-style-name="Parágrafo_20_1" style:class="extra">
      <style:paragraph-properties fo:margin-top="0.21cm" fo:margin-bottom="0.85cm" fo:text-align="center" style:justify-single-word="false"/>
      <style:text-properties fo:font-size="12pt" fo:font-style="normal" fo:font-weight="normal" style:font-size-asian="12pt" style:font-style-asian="normal" style:font-weight-asian="normal"/>
    </style:style>
    <style:style style:name="Table" style:family="paragraph" style:parent-style-name="Legenda1" style:next-style-name="Parágrafo_20_1" style:class="extra">
      <style:paragraph-properties fo:margin-top="0.85cm" fo:margin-bottom="0.21cm" fo:text-align="center" style:justify-single-word="false"/>
      <style:text-properties fo:font-size="12pt" fo:font-style="normal" fo:font-weight="normal" style:font-size-asian="12pt" style:font-style-asian="normal" style:font-weight-asian="normal"/>
    </style:style>
    <style:style style:name="Text" style:family="paragraph" style:parent-style-name="Legenda1" style:class="extra"/>
    <style:style style:name="Frame_20_contents" style:display-name="Frame contents" style:family="paragraph" style:parent-style-name="Text_20_body" style:class="extra"/>
    <style:style style:name="Contents_20_Heading" style:display-name="Contents Heading" style:family="paragraph" style:parent-style-name="Título1" style:class="index">
      <style:paragraph-properties fo:margin="100%" fo:margin-left="0cm" fo:margin-right="0cm" fo:margin-top="0cm" fo:margin-bottom="1.7cm" fo:text-indent="0cm" style:auto-text-indent="false" text:number-lines="false" text:line-number="0"/>
      <style:text-properties style:font-name="Times" fo:font-size="14pt"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Contents_20_2" style:display-name="Contents 2" style:family="paragraph" style:parent-style-name="Index" style:class="index">
      <style:paragraph-properties fo:margin="100%" fo:margin-left="0.499cm" fo:margin-right="0cm" fo:line-height="150%"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line-height="150%" fo:text-indent="0cm" style:auto-text-indent="false">
        <style:tab-stops>
          <style:tab-stop style:position="14.503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line-height="150%"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Título1"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line-height="150%"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Título1"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Bibliography_20_Heading" style:display-name="Bibliography Heading" style:family="paragraph" style:parent-style-name="Título1"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Bibliografia" style:family="paragraph" style:parent-style-name="Text_20_body">
      <style:paragraph-properties fo:margin-top="0cm" fo:margin-bottom="0.85cm"/>
    </style:style>
    <style:style style:name="Parágrafo_20_1" style:display-name="Parágrafo 1" style:family="paragraph" style:parent-style-name="Text_20_body">
      <style:paragraph-properties fo:margin="100%" fo:margin-left="0cm" fo:margin-right="0cm" fo:margin-top="0cm" fo:margin-bottom="0cm" fo:text-indent="1.251cm" style:auto-text-indent="false"/>
    </style:style>
    <style:style style:name="Parágrafo_20_2" style:display-name="Parágrafo 2" style:family="paragraph" style:parent-style-name="Text_20_body">
      <style:paragraph-properties fo:margin="100%" fo:margin-left="0cm" fo:margin-right="0cm" fo:margin-top="0cm" fo:margin-bottom="0cm" fo:text-indent="2.499cm" style:auto-text-indent="false"/>
    </style:style>
    <style:style style:name="Parágrafo_20_3" style:display-name="Parágrafo 3" style:family="paragraph" style:parent-style-name="Text_20_body">
      <style:paragraph-properties fo:margin="100%" fo:margin-left="0cm" fo:margin-right="0cm" fo:margin-top="0cm" fo:margin-bottom="0cm" fo:text-indent="3.75cm" style:auto-text-indent="false"/>
    </style:style>
    <style:style style:name="Ilustração_20_-_20_objeto" style:display-name="Ilustração - objeto" style:family="paragraph" style:parent-style-name="Standard" style:next-style-name="Illustration">
      <style:paragraph-properties fo:margin-top="0.85cm" fo:margin-bottom="0cm" fo:text-align="center" style:justify-single-word="false"/>
      <style:text-properties fo:font-weight="normal" style:font-weight-asian="normal"/>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orpo_20_do_20_texto" style:display-name="Corpo do texto" style:family="paragraph" style:parent-style-name="Standard"/>
    <style:style style:name="Corpo_20_do_20_texto_20_justificado" style:display-name="Corpo do texto justificado" style:family="paragraph" style:parent-style-name="Standard"/>
    <style:style style:name="Recuo_20_da_20_primeira_20_linha" style:display-name="Recuo da primeira linha" style:family="paragraph" style:parent-style-name="Standard">
      <style:paragraph-properties fo:margin="100%" fo:margin-left="0cm" fo:margin-right="0cm" fo:text-indent="0.6cm" style:auto-text-indent="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Padrão_7e_LT_7e_Gliederung_20_1" style:display-name="Padrão~LT~Gliederung 1" style:family="paragraph">
      <style:paragraph-properties fo:margin="100%"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100%"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Padrão_7e_LT_7e_Gliederung_20_3" style:display-name="Padrão~LT~Gliederung 3" style:family="paragraph" style:parent-style-name="Padrão_7e_LT_7e_Gliederung_20_2">
      <style:paragraph-properties fo:margin="100%"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Padrão_7e_LT_7e_Gliederung_20_4" style:display-name="Padrão~LT~Gliederung 4" style:family="paragraph" style:parent-style-name="Padrão_7e_LT_7e_Gliederung_20_3">
      <style:paragraph-properties fo:margin="100%"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Padrão_7e_LT_7e_Gliederung_20_5" style:display-name="Padrão~LT~Gliederung 5" style:family="paragraph" style:parent-style-name="Padrão_7e_LT_7e_Gliederung_20_4">
      <style:paragraph-properties fo:margin="100%"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margin="100%"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100%" fo:margin-left="0.953cm" fo:margin-right="0cm" fo:margin-top="1.279cm" fo:margin-bottom="0cm" style:line-height-at-least="0.353cm"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100%"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fo:margin="100%"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adrão_7e_LT_7e_Hintergrund" style:display-name="Padrão~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margin="100%"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Objetos_20_do_20_plano_20_de_20_fundo" style:display-name="Objetos do plano de fundo" style:family="paragraph">
      <style:paragraph-properties fo:margin="100%"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lano_20_de_20_fundo" style:display-name="Plano de fundo" style:family="paragraph">
      <style:paragraph-properties fo:text-align="center" style:justify-single-word="false" style:text-autospace="none"/>
    </style:style>
    <style:style style:name="Notas" style:family="paragraph">
      <style:paragraph-properties fo:margin="100%"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100%"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100%"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Estrutura_20_de_20_tópicos_20_3" style:display-name="Estrutura de tópicos 3" style:family="paragraph" style:parent-style-name="Estrutura_20_de_20_tópicos_20_2">
      <style:paragraph-properties fo:margin="100%"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Estrutura_20_de_20_tópicos_20_4" style:display-name="Estrutura de tópicos 4" style:family="paragraph" style:parent-style-name="Estrutura_20_de_20_tópicos_20_3">
      <style:paragraph-properties fo:margin="100%"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Estrutura_20_de_20_tópicos_20_5" style:display-name="Estrutura de tópicos 5" style:family="paragraph" style:parent-style-name="Estrutura_20_de_20_tópicos_20_4">
      <style:paragraph-properties fo:margin="100%"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WW-Título123" style:family="paragraph" style:parent-style-name="Standard">
      <style:paragraph-properties fo:margin-top="0.42cm" fo:margin-bottom="0.21cm"/>
    </style:style>
    <style:style style:name="WW-Título11" style:family="paragraph" style:parent-style-name="Standard">
      <style:paragraph-properties fo:margin-top="0.42cm" fo:margin-bottom="0.21cm"/>
    </style:style>
    <style:style style:name="WW-Título21" style:family="paragraph" style:parent-style-name="Standard">
      <style:paragraph-properties fo:margin-top="0.42cm" fo:margin-bottom="0.21cm"/>
    </style:style>
    <style:style style:name="WW-Título1234" style:family="paragraph">
      <style:paragraph-properties fo:margin="100%"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 style:family="paragraph" style:parent-style-name="Standard">
      <style:paragraph-properties fo:margin-top="0.42cm" fo:margin-bottom="0.21cm"/>
    </style:style>
    <style:style style:name="WW-Título112" style:family="paragraph" style:parent-style-name="Standard">
      <style:paragraph-properties fo:margin-top="0.42cm" fo:margin-bottom="0.21cm"/>
    </style:style>
    <style:style style:name="WW-Título212" style:family="paragraph" style:parent-style-name="Standard">
      <style:paragraph-properties fo:margin-top="0.42cm" fo:margin-bottom="0.21cm"/>
    </style:style>
    <style:style style:name="WW-Título123456" style:family="paragraph">
      <style:paragraph-properties fo:margin="100%"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67" style:family="paragraph" style:parent-style-name="Standard">
      <style:paragraph-properties fo:margin-top="0.42cm" fo:margin-bottom="0.21cm"/>
    </style:style>
    <style:style style:name="WW-Título1123" style:family="paragraph" style:parent-style-name="Standard">
      <style:paragraph-properties fo:margin-top="0.42cm" fo:margin-bottom="0.21cm"/>
    </style:style>
    <style:style style:name="WW-Título2123" style:family="paragraph" style:parent-style-name="Standard">
      <style:paragraph-properties fo:margin-top="0.42cm" fo:margin-bottom="0.21cm"/>
    </style:style>
    <style:style style:name="WW-Título12345678" style:family="paragraph">
      <style:paragraph-properties fo:margin="100%"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Index_20_2" style:display-name="Index 2" style:family="paragraph" style:parent-style-name="Index" style:class="index">
      <style:paragraph-properties fo:margin="100%" fo:margin-left="0.499cm" fo:margin-right="0cm" fo:text-indent="0cm" style:auto-text-indent="false"/>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002cm" style:type="right" style:leader-style="dotted" style:leader-text="."/>
        </style:tab-stops>
      </style:paragraph-properties>
    </style:style>
    <style:style style:name="Fonte_20_parág._20_padrão" style:display-name="Fonte parág. padrão"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suffix=". " style:num-format="1" text:display-levels="5">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 style:num-format="1" text:display-levels="5">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9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r_20_1" style:display-name="Converter 1" style:page-layout-name="Mpm2">
      <style:header>
        <text:p text:style-name="Standard"/>
      </style:header>
      <style:footer>
        <text:p text:style-name="Standard"/>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charelado em Ciência da Computação</dc:title>
    <meta:initial-creator>Fabricia</meta:initial-creator>
    <meta:creation-date>2012-05-08T14:31:00</meta:creation-date>
    <dc:creator>System User</dc:creator>
    <dc:date>2012-06-26T18:41:16</dc:date>
    <meta:print-date>2012-05-22T18:39:01</meta:print-date>
    <meta:editing-cycles>65</meta:editing-cycles>
    <meta:editing-duration>P25DT5H10M48S</meta:editing-duration>
    <meta:generator>LibreOffice/3.5$Linux_x86 LibreOffice_project/350m1$Build-2</meta:generator>
    <meta:printed-by>System User</meta:printed-by>
    <meta:document-statistic meta:table-count="2" meta:image-count="0" meta:object-count="0" meta:page-count="23" meta:paragraph-count="204" meta:word-count="3580" meta:character-count="22182" meta:non-whitespace-character-count="19574"/>
    <meta:user-defined meta:name="Informações 1"/>
    <meta:user-defined meta:name="Informações 2"/>
    <meta:user-defined meta:name="Informações 3"/>
    <meta:user-defined meta:name="Informações 4"/>
    <meta:user-defined meta:name="Mendeley Citation Style_1" meta:value-type="string">http://www.zotero.org/styles/ama</meta:user-defined>
    <meta:user-defined meta:name="Mendeley Document_1" meta:value-type="string">True</meta:user-defined>
    <meta:user-defined meta:name="Mendeley User Name_1" meta:value-type="string">contato@gabrieldiniz.com@www.mendeley.com</meta:user-defined>
  </office:meta>
</office:document-meta>
</file>